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139in" style:rel-column-width="17760*"/>
    </style:style>
    <style:style style:name="Table1.B" style:family="table-column">
      <style:table-column-properties style:column-width="4.8792in" style:rel-column-width="477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174in" style:rel-column-width="15836*"/>
    </style:style>
    <style:style style:name="Table2.B" style:family="table-column">
      <style:table-column-properties style:column-width="2.0833in" style:rel-column-width="20398*"/>
    </style:style>
    <style:style style:name="Table2.C" style:family="table-column">
      <style:table-column-properties style:column-width="2.9924in" style:rel-column-width="2930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174in" style:rel-column-width="15836*"/>
    </style:style>
    <style:style style:name="Table3.B" style:family="table-column">
      <style:table-column-properties style:column-width="2.0833in" style:rel-column-width="20398*"/>
    </style:style>
    <style:style style:name="Table3.C" style:family="table-column">
      <style:table-column-properties style:column-width="2.9924in" style:rel-column-width="2930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4931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orphans="2" fo:widows="2"/>
      <style:text-properties fo:font-variant="normal" fo:text-transform="none" fo:color="#333333" style:font-name="Arial" fo:font-size="9.75pt" fo:letter-spacing="normal" fo:font-style="normal" fo:font-weight="normal" officeooo:rsid="0001852f" officeooo:paragraph-rsid="0001852f" fo:background-color="transparent" style:font-name-asian="Arial" style:font-size-asian="9.75pt" style:font-style-asian="normal" style:font-weight-asian="normal" style:font-name-complex="Arial" style:font-size-complex="9.75pt" style:font-style-complex="normal" style:font-weight-complex="normal" loext:padding="0in" loext:border="none"/>
    </style:style>
    <style:style style:name="P2" style:family="paragraph" style:parent-style-name="Standard">
      <style:paragraph-properties fo:orphans="2" fo:widows="2"/>
      <style:text-properties fo:font-variant="normal" fo:text-transform="none" fo:color="#333333" style:font-name="Arial" fo:font-size="9.75pt" fo:letter-spacing="normal" fo:font-style="normal" fo:font-weight="normal" officeooo:rsid="0002545d" officeooo:paragraph-rsid="0002545d" fo:background-color="transparent" style:font-name-asian="Arial" style:font-size-asian="9.75pt" style:font-style-asian="normal" style:font-weight-asian="normal" style:font-name-complex="Arial" style:font-size-complex="9.75pt" style:font-style-complex="normal" style:font-weight-complex="normal" loext:padding="0in" loext:border="none"/>
    </style:style>
    <style:style style:name="P3" style:family="paragraph" style:parent-style-name="Standard">
      <style:paragraph-properties fo:orphans="2" fo:widows="2"/>
      <style:text-properties fo:font-variant="normal" fo:text-transform="none" fo:color="#333333" style:font-name="Arial" fo:font-size="9.75pt" fo:letter-spacing="normal" fo:font-style="normal" fo:font-weight="normal" officeooo:rsid="0002545d" officeooo:paragraph-rsid="0003ce27" fo:background-color="transparent" style:font-name-asian="Arial" style:font-size-asian="9.75pt" style:font-style-asian="normal" style:font-weight-asian="normal" style:font-name-complex="Arial" style:font-size-complex="9.75pt" style:font-style-complex="normal" style:font-weight-complex="normal" loext:padding="0in" loext:border="none"/>
    </style:style>
    <style:style style:name="P4" style:family="paragraph" style:parent-style-name="Standard">
      <style:paragraph-properties fo:orphans="2" fo:widows="2"/>
      <style:text-properties fo:font-variant="normal" fo:text-transform="none" fo:color="#333333" style:font-name="Arial" fo:font-size="9.75pt" fo:letter-spacing="normal" fo:font-style="normal" fo:font-weight="normal" officeooo:rsid="00052770" officeooo:paragraph-rsid="00052770" fo:background-color="transparent" style:font-name-asian="Arial" style:font-size-asian="9.75pt" style:font-style-asian="normal" style:font-weight-asian="normal" style:font-name-complex="Arial" style:font-size-complex="9.75pt" style:font-style-complex="normal" style:font-weight-complex="normal" loext:padding="0in" loext:border="none"/>
    </style:style>
    <style:style style:name="P5" style:family="paragraph" style:parent-style-name="Standard">
      <style:paragraph-properties fo:orphans="2" fo:widows="2"/>
      <style:text-properties fo:font-variant="normal" fo:text-transform="none" fo:color="#333333" style:font-name="Arial" fo:font-size="9.75pt" fo:letter-spacing="normal" fo:font-style="normal" fo:font-weight="normal" fo:background-color="transparent" style:font-name-asian="Arial" style:font-size-asian="9.75pt" style:font-style-asian="normal" style:font-weight-asian="normal" style:font-name-complex="Arial" style:font-size-complex="9.75pt" style:font-style-complex="normal" style:font-weight-complex="normal" loext:padding="0in" loext:border="none"/>
    </style:style>
    <style:style style:name="P6" style:family="paragraph" style:parent-style-name="Standard">
      <style:paragraph-properties fo:orphans="2" fo:widows="2"/>
      <style:text-properties fo:font-variant="normal" fo:text-transform="none" fo:color="#333333" style:font-name="Arial" fo:font-size="9.75pt" fo:letter-spacing="normal" fo:font-style="normal" fo:font-weight="normal" fo:background-color="#89e696" style:font-name-asian="Arial" style:font-size-asian="9.75pt" style:font-style-asian="normal" style:font-weight-asian="normal" style:font-name-complex="Arial" style:font-size-complex="9.75pt" style:font-style-complex="normal" style:font-weight-complex="normal" loext:padding="0in" loext:border="none"/>
    </style:style>
    <style:style style:name="P7" style:family="paragraph" style:parent-style-name="Standard">
      <style:paragraph-properties fo:orphans="2" fo:widows="2"/>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in" loext:border="none"/>
    </style:style>
    <style:style style:name="P8" style:family="paragraph" style:parent-style-name="Standard">
      <style:paragraph-properties fo:orphans="2" fo:widows="2"/>
    </style:style>
    <style:style style:name="P9" style:family="paragraph" style:parent-style-name="Standard">
      <style:paragraph-properties fo:orphans="2" fo:widows="2"/>
      <style:text-properties fo:background-color="transparent"/>
    </style:style>
    <style:style style:name="P10" style:family="paragraph" style:parent-style-name="Standard">
      <style:paragraph-properties fo:orphans="2" fo:widows="2"/>
      <style:text-properties fo:font-size="12pt" fo:font-weight="normal" officeooo:rsid="0002545d" officeooo:paragraph-rsid="0003ce27" fo:background-color="transparent" style:font-size-asian="10.5pt" style:font-weight-asian="normal" style:font-size-complex="12pt" style:font-weight-complex="normal"/>
    </style:style>
    <style:style style:name="P11" style:family="paragraph" style:parent-style-name="Text_20_body">
      <style:paragraph-properties fo:orphans="2" fo:widows="2"/>
      <style:text-properties officeooo:rsid="00256958" officeooo:paragraph-rsid="00256958"/>
    </style:style>
    <style:style style:name="P12" style:family="paragraph" style:parent-style-name="Text_20_body">
      <style:paragraph-properties fo:orphans="2" fo:widows="2"/>
      <style:text-properties fo:font-variant="normal" fo:text-transform="none" fo:color="#333333" style:text-line-through-style="none" style:text-line-through-type="none" style:font-name="Arial" fo:font-size="9.75pt" fo:letter-spacing="normal" fo:font-style="normal" fo:font-weight="normal" officeooo:rsid="001d65f8" officeooo:paragraph-rsid="001d65f8" style:font-name-asian="Arial" style:font-size-asian="9.75pt" style:font-style-asian="normal" style:font-weight-asian="normal" style:font-name-complex="Arial" style:font-size-complex="9.75pt" style:font-style-complex="normal" style:font-weight-complex="normal" loext:padding="0in" loext:border="none"/>
    </style:style>
    <style:style style:name="P13" style:family="paragraph" style:parent-style-name="Text_20_body">
      <style:paragraph-properties fo:orphans="2" fo:widows="2"/>
      <style:text-properties fo:font-variant="normal" fo:text-transform="none" fo:color="#333333" style:text-line-through-style="none" style:text-line-through-type="none" style:font-name="Arial" fo:font-size="9.75pt" fo:letter-spacing="normal" fo:font-style="normal" fo:font-weight="normal" officeooo:rsid="001efcff" officeooo:paragraph-rsid="001efcff" style:font-name-asian="Arial" style:font-size-asian="9.75pt" style:font-style-asian="normal" style:font-weight-asian="normal" style:font-name-complex="Arial" style:font-size-complex="9.75pt" style:font-style-complex="normal" style:font-weight-complex="normal" loext:padding="0in" loext:border="none"/>
    </style:style>
    <style:style style:name="P14" style:family="paragraph" style:parent-style-name="Text_20_body">
      <style:paragraph-properties fo:orphans="2" fo:widows="2"/>
      <style:text-properties fo:font-variant="normal" fo:text-transform="none" fo:color="#333333" style:font-name="Arial" fo:font-size="9.75pt" fo:letter-spacing="normal" fo:font-style="normal" style:text-underline-style="solid" style:text-underline-width="auto" style:text-underline-color="font-color" fo:font-weight="normal" officeooo:rsid="003349e5" officeooo:paragraph-rsid="003349e5" style:font-name-asian="Arial" style:font-size-asian="9.75pt" style:font-style-asian="normal" style:font-weight-asian="normal" style:font-name-complex="Arial" style:font-size-complex="9.75pt" style:font-style-complex="normal" style:font-weight-complex="normal" loext:padding="0in" loext:border="none"/>
    </style:style>
    <style:style style:name="P15"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0a08d1" officeooo:paragraph-rsid="000a08d1" style:font-name-asian="Arial" style:font-size-asian="9.75pt" style:font-style-asian="normal" style:font-weight-asian="normal" style:font-name-complex="Arial" style:font-size-complex="9.75pt" style:font-style-complex="normal" style:font-weight-complex="normal" loext:padding="0in" loext:border="none"/>
    </style:style>
    <style:style style:name="P16"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0f15a7" officeooo:paragraph-rsid="000f15a7" style:font-name-asian="Arial" style:font-size-asian="9.75pt" style:font-style-asian="normal" style:font-weight-asian="normal" style:font-name-complex="Arial" style:font-size-complex="9.75pt" style:font-style-complex="normal" style:font-weight-complex="normal" loext:padding="0in" loext:border="none"/>
    </style:style>
    <style:style style:name="P17"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10b2e8" officeooo:paragraph-rsid="0010b2e8" style:font-name-asian="Arial" style:font-size-asian="9.75pt" style:font-style-asian="normal" style:font-weight-asian="normal" style:font-name-complex="Arial" style:font-size-complex="9.75pt" style:font-style-complex="normal" style:font-weight-complex="normal" loext:padding="0in" loext:border="none"/>
    </style:style>
    <style:style style:name="P18"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124d90" officeooo:paragraph-rsid="00124d90" style:font-name-asian="Arial" style:font-size-asian="9.75pt" style:font-style-asian="normal" style:font-weight-asian="normal" style:font-name-complex="Arial" style:font-size-complex="9.75pt" style:font-style-complex="normal" style:font-weight-complex="normal" loext:padding="0in" loext:border="none"/>
    </style:style>
    <style:style style:name="P19"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16ae2f" officeooo:paragraph-rsid="0016ae2f" style:font-name-asian="Arial" style:font-size-asian="9.75pt" style:font-style-asian="normal" style:font-weight-asian="normal" style:font-name-complex="Arial" style:font-size-complex="9.75pt" style:font-style-complex="normal" style:font-weight-complex="normal" loext:padding="0in" loext:border="none"/>
    </style:style>
    <style:style style:name="P20"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180298" officeooo:paragraph-rsid="00180298" style:font-name-asian="Arial" style:font-size-asian="9.75pt" style:font-style-asian="normal" style:font-weight-asian="normal" style:font-name-complex="Arial" style:font-size-complex="9.75pt" style:font-style-complex="normal" style:font-weight-complex="normal" loext:padding="0in" loext:border="none"/>
    </style:style>
    <style:style style:name="P21"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1987b7" officeooo:paragraph-rsid="001987b7" style:font-name-asian="Arial" style:font-size-asian="9.75pt" style:font-style-asian="normal" style:font-weight-asian="normal" style:font-name-complex="Arial" style:font-size-complex="9.75pt" style:font-style-complex="normal" style:font-weight-complex="normal" loext:padding="0in" loext:border="none"/>
    </style:style>
    <style:style style:name="P22"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1c6a1a" officeooo:paragraph-rsid="001c6a1a" style:font-name-asian="Arial" style:font-size-asian="9.75pt" style:font-style-asian="normal" style:font-weight-asian="normal" style:font-name-complex="Arial" style:font-size-complex="9.75pt" style:font-style-complex="normal" style:font-weight-complex="normal" loext:padding="0in" loext:border="none"/>
    </style:style>
    <style:style style:name="P23"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21bf17" officeooo:paragraph-rsid="0021bf17" style:font-name-asian="Arial" style:font-size-asian="9.75pt" style:font-style-asian="normal" style:font-weight-asian="normal" style:font-name-complex="Arial" style:font-size-complex="9.75pt" style:font-style-complex="normal" style:font-weight-complex="normal" loext:padding="0in" loext:border="none"/>
    </style:style>
    <style:style style:name="P24"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22b35a" officeooo:paragraph-rsid="0022b35a" style:font-name-asian="Arial" style:font-size-asian="9.75pt" style:font-style-asian="normal" style:font-weight-asian="normal" style:font-name-complex="Arial" style:font-size-complex="9.75pt" style:font-style-complex="normal" style:font-weight-complex="normal" loext:padding="0in" loext:border="none"/>
    </style:style>
    <style:style style:name="P25"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256958" officeooo:paragraph-rsid="00256958" style:font-name-asian="Arial" style:font-size-asian="9.75pt" style:font-style-asian="normal" style:font-weight-asian="normal" style:font-name-complex="Arial" style:font-size-complex="9.75pt" style:font-style-complex="normal" style:font-weight-complex="normal" loext:padding="0in" loext:border="none"/>
    </style:style>
    <style:style style:name="P26"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276d95" officeooo:paragraph-rsid="00276d95" style:font-name-asian="Arial" style:font-size-asian="9.75pt" style:font-style-asian="normal" style:font-weight-asian="normal" style:font-name-complex="Arial" style:font-size-complex="9.75pt" style:font-style-complex="normal" style:font-weight-complex="normal" loext:padding="0in" loext:border="none"/>
    </style:style>
    <style:style style:name="P27"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2f3f77" officeooo:paragraph-rsid="002f3f77" style:font-name-asian="Arial" style:font-size-asian="9.75pt" style:font-style-asian="normal" style:font-weight-asian="normal" style:font-name-complex="Arial" style:font-size-complex="9.75pt" style:font-style-complex="normal" style:font-weight-complex="normal" loext:padding="0in" loext:border="none"/>
    </style:style>
    <style:style style:name="P28" style:family="paragraph" style:parent-style-name="Text_20_body">
      <style:paragraph-properties fo:orphans="2" fo:widows="2"/>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in" loext:border="none"/>
    </style:style>
    <style:style style:name="P29" style:family="paragraph" style:parent-style-name="Text_20_body">
      <style:paragraph-properties fo:orphans="2" fo:widows="2"/>
      <style:text-properties fo:font-variant="normal" fo:text-transform="none" fo:color="#333333" style:font-name="Arial" fo:font-size="9.75pt" fo:letter-spacing="normal" fo:font-style="normal" fo:font-weight="normal" officeooo:paragraph-rsid="001733d8" style:font-name-asian="Arial" style:font-size-asian="9.75pt" style:font-style-asian="normal" style:font-weight-asian="normal" style:font-name-complex="Arial" style:font-size-complex="9.75pt" style:font-style-complex="normal" style:font-weight-complex="normal" loext:padding="0in" loext:border="none"/>
    </style:style>
    <style:style style:name="P30"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3eb051" officeooo:paragraph-rsid="003eb051" style:font-name-asian="Arial" style:font-size-asian="9.75pt" style:font-style-asian="normal" style:font-weight-asian="normal" style:font-name-complex="Arial" style:font-size-complex="9.75pt" style:font-style-complex="normal" style:font-weight-complex="normal" loext:padding="0in" loext:border="none"/>
    </style:style>
    <style:style style:name="P31" style:family="paragraph" style:parent-style-name="Text_20_body">
      <style:paragraph-properties fo:orphans="2" fo:widows="2"/>
      <style:text-properties fo:font-variant="normal" fo:text-transform="none" fo:color="#333333" style:font-name="Arial" fo:font-size="9.75pt" fo:letter-spacing="normal" fo:font-style="normal" fo:font-weight="normal" officeooo:rsid="004065dd" officeooo:paragraph-rsid="004065dd" style:font-name-asian="Arial" style:font-size-asian="9.75pt" style:font-style-asian="normal" style:font-weight-asian="normal" style:font-name-complex="Arial" style:font-size-complex="9.75pt" style:font-style-complex="normal" style:font-weight-complex="normal" loext:padding="0in" loext:border="none"/>
    </style:style>
    <style:style style:name="P32" style:family="paragraph" style:parent-style-name="Text_20_body">
      <style:paragraph-properties fo:orphans="2" fo:widows="2"/>
      <style:text-properties officeooo:rsid="000b83f6" officeooo:paragraph-rsid="000b83f6"/>
    </style:style>
    <style:style style:name="P33" style:family="paragraph" style:parent-style-name="Text_20_body">
      <style:paragraph-properties fo:orphans="2" fo:widows="2"/>
      <style:text-properties officeooo:rsid="0012d0bc" officeooo:paragraph-rsid="0015e93b"/>
    </style:style>
    <style:style style:name="P34" style:family="paragraph" style:parent-style-name="Text_20_body">
      <style:paragraph-properties fo:orphans="2" fo:widows="2"/>
      <style:text-properties officeooo:rsid="0017887b" officeooo:paragraph-rsid="0017887b"/>
    </style:style>
    <style:style style:name="P35" style:family="paragraph" style:parent-style-name="Text_20_body">
      <style:paragraph-properties fo:orphans="2" fo:widows="2"/>
      <style:text-properties officeooo:rsid="001c6a1a" officeooo:paragraph-rsid="001c6a1a"/>
    </style:style>
    <style:style style:name="P36" style:family="paragraph" style:parent-style-name="Text_20_body">
      <style:paragraph-properties fo:orphans="2" fo:widows="2"/>
      <style:text-properties officeooo:rsid="00294c63" officeooo:paragraph-rsid="002b30a1"/>
    </style:style>
    <style:style style:name="P37" style:family="paragraph" style:parent-style-name="Text_20_body">
      <style:paragraph-properties fo:orphans="2" fo:widows="2"/>
    </style:style>
    <style:style style:name="P38" style:family="paragraph" style:parent-style-name="Text_20_body">
      <style:paragraph-properties fo:orphans="2" fo:widows="2"/>
      <style:text-properties officeooo:paragraph-rsid="002d4e41"/>
    </style:style>
    <style:style style:name="P39" style:family="paragraph" style:parent-style-name="Text_20_body">
      <style:paragraph-properties fo:orphans="2" fo:widows="2"/>
      <style:text-properties officeooo:rsid="002d4e41" officeooo:paragraph-rsid="002d4e41"/>
    </style:style>
    <style:style style:name="P40" style:family="paragraph" style:parent-style-name="Text_20_body">
      <style:text-properties officeooo:rsid="00428c1c" officeooo:paragraph-rsid="00428c1c"/>
    </style:style>
    <style:style style:name="P41" style:family="paragraph" style:parent-style-name="Text_20_body">
      <style:text-properties officeooo:rsid="00431677" officeooo:paragraph-rsid="00431677"/>
    </style:style>
    <style:style style:name="P42" style:family="paragraph" style:parent-style-name="Text_20_body">
      <style:text-properties officeooo:rsid="00453f71" officeooo:paragraph-rsid="00453f71"/>
    </style:style>
    <style:style style:name="P43" style:family="paragraph" style:parent-style-name="Text_20_body">
      <style:text-properties officeooo:rsid="0046c2cd" officeooo:paragraph-rsid="0046c2cd"/>
    </style:style>
    <style:style style:name="P44" style:family="paragraph" style:parent-style-name="Text_20_body">
      <style:text-properties officeooo:rsid="004d5852" officeooo:paragraph-rsid="004d5852"/>
    </style:style>
    <style:style style:name="P45" style:family="paragraph" style:parent-style-name="Text_20_body">
      <style:text-properties officeooo:rsid="004f114b" officeooo:paragraph-rsid="004f114b"/>
    </style:style>
    <style:style style:name="P46" style:family="paragraph" style:parent-style-name="Text_20_body">
      <style:text-properties officeooo:rsid="004fa854" officeooo:paragraph-rsid="004fa854"/>
    </style:style>
    <style:style style:name="P47" style:family="paragraph" style:parent-style-name="Text_20_body">
      <style:text-properties officeooo:rsid="005094cd" officeooo:paragraph-rsid="005094cd"/>
    </style:style>
    <style:style style:name="P48" style:family="paragraph" style:parent-style-name="Text_20_body">
      <style:text-properties officeooo:rsid="005260c2" officeooo:paragraph-rsid="005260c2"/>
    </style:style>
    <style:style style:name="P49" style:family="paragraph" style:parent-style-name="Text_20_body">
      <style:text-properties officeooo:rsid="0059669d" officeooo:paragraph-rsid="0059669d"/>
    </style:style>
    <style:style style:name="P50" style:family="paragraph" style:parent-style-name="Text_20_body">
      <style:text-properties officeooo:rsid="005f9017" officeooo:paragraph-rsid="005f9017"/>
    </style:style>
    <style:style style:name="P51" style:family="paragraph" style:parent-style-name="Text_20_body">
      <style:text-properties officeooo:rsid="0060ea62" officeooo:paragraph-rsid="0060ea62"/>
    </style:style>
    <style:style style:name="P52" style:family="paragraph" style:parent-style-name="Text_20_body">
      <style:text-properties officeooo:rsid="006133fe" officeooo:paragraph-rsid="006133fe"/>
    </style:style>
    <style:style style:name="P53" style:family="paragraph" style:parent-style-name="Text_20_body">
      <style:text-properties officeooo:rsid="0062c4fb" officeooo:paragraph-rsid="0062c4fb"/>
    </style:style>
    <style:style style:name="P54" style:family="paragraph" style:parent-style-name="Text_20_body">
      <style:text-properties officeooo:rsid="00686dfa" officeooo:paragraph-rsid="00686dfa"/>
    </style:style>
    <style:style style:name="P55" style:family="paragraph" style:parent-style-name="Text_20_body">
      <style:paragraph-properties fo:orphans="2" fo:widows="2" style:writing-mode="lr-tb"/>
      <style:text-properties fo:font-size="13.6999998092651pt" style:text-underline-style="none" fo:font-weight="normal" officeooo:rsid="0034fd7d" officeooo:paragraph-rsid="0034fd7d" style:font-size-asian="12pt" style:language-asian="ja" style:country-asian="JP" style:font-weight-asian="normal" style:font-size-complex="13.6999998092651pt" style:font-weight-complex="normal"/>
    </style:style>
    <style:style style:name="P56" style:family="paragraph" style:parent-style-name="Text_20_body">
      <style:paragraph-properties fo:orphans="2" fo:widows="2" style:writing-mode="lr-tb"/>
      <style:text-properties fo:font-variant="normal" fo:text-transform="none" fo:color="#333333" style:font-name="Arial" fo:font-size="9.75pt" fo:letter-spacing="normal" fo:font-style="normal" style:text-underline-style="solid" style:text-underline-width="auto" style:text-underline-color="font-color" fo:font-weight="normal" officeooo:rsid="0034fd7d" officeooo:paragraph-rsid="0034fd7d" style:font-name-asian="Arial" style:font-size-asian="9.75pt" style:language-asian="ja" style:country-asian="JP" style:font-style-asian="normal" style:font-weight-asian="normal" style:font-name-complex="Arial" style:font-size-complex="9.75pt" style:font-style-complex="normal" style:font-weight-complex="normal" loext:padding="0in" loext:border="none"/>
    </style:style>
    <style:style style:name="P57" style:family="paragraph" style:parent-style-name="Text_20_body">
      <style:paragraph-properties fo:orphans="2" fo:widows="2" style:writing-mode="lr-tb"/>
      <style:text-properties fo:font-variant="normal" fo:text-transform="none" fo:color="#333333" style:font-name="Arial" fo:font-size="9.75pt" fo:letter-spacing="normal" fo:font-style="normal" style:text-underline-style="none" fo:font-weight="normal" officeooo:rsid="0034fd7d" officeooo:paragraph-rsid="0034fd7d" style:font-name-asian="Arial" style:font-size-asian="9.75pt" style:language-asian="ja" style:country-asian="JP" style:font-style-asian="normal" style:font-weight-asian="normal" style:font-name-complex="Arial" style:font-size-complex="9.75pt" style:font-style-complex="normal" style:font-weight-complex="normal" loext:padding="0in" loext:border="none"/>
    </style:style>
    <style:style style:name="P58" style:family="paragraph" style:parent-style-name="Text_20_body">
      <style:paragraph-properties fo:orphans="2" fo:widows="2" style:writing-mode="lr-tb"/>
      <style:text-properties fo:font-variant="normal" fo:text-transform="none" fo:color="#333333" style:font-name="Arial" fo:font-size="9.75pt" fo:letter-spacing="normal" fo:font-style="normal" style:text-underline-style="none" fo:font-weight="normal" officeooo:rsid="003956ad" officeooo:paragraph-rsid="003956ad" style:font-name-asian="Arial" style:font-size-asian="9.75pt" style:language-asian="ja" style:country-asian="JP" style:font-style-asian="normal" style:font-weight-asian="normal" style:font-name-complex="Arial" style:font-size-complex="9.75pt" style:font-style-complex="normal" style:font-weight-complex="normal" loext:padding="0in" loext:border="none"/>
    </style:style>
    <style:style style:name="P59" style:family="paragraph" style:parent-style-name="Text_20_body">
      <style:paragraph-properties fo:orphans="2" fo:widows="2" style:writing-mode="lr-tb"/>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in" loext:border="none"/>
    </style:style>
    <style:style style:name="P60" style:family="paragraph" style:parent-style-name="Text_20_body">
      <style:paragraph-properties fo:orphans="2" fo:widows="2" style:writing-mode="lr-tb"/>
    </style:style>
    <style:style style:name="P61" style:family="paragraph" style:parent-style-name="Table_20_Contents">
      <style:text-properties officeooo:rsid="004f114b" officeooo:paragraph-rsid="004f114b"/>
    </style:style>
    <style:style style:name="P62" style:family="paragraph" style:parent-style-name="Table_20_Contents">
      <style:text-properties officeooo:rsid="004f114b" officeooo:paragraph-rsid="00500e6a"/>
    </style:style>
    <style:style style:name="P63" style:family="paragraph" style:parent-style-name="Table_20_Contents">
      <style:text-properties officeooo:rsid="004f114b" officeooo:paragraph-rsid="0050112d"/>
    </style:style>
    <style:style style:name="P64" style:family="paragraph" style:parent-style-name="Table_20_Contents">
      <style:text-properties officeooo:rsid="004fa854" officeooo:paragraph-rsid="004fa854"/>
    </style:style>
    <style:style style:name="P65" style:family="paragraph" style:parent-style-name="Table_20_Contents">
      <style:text-properties officeooo:rsid="00500e6a" officeooo:paragraph-rsid="00500e6a"/>
    </style:style>
    <style:style style:name="P66" style:family="paragraph" style:parent-style-name="Table_20_Contents">
      <style:text-properties officeooo:rsid="0050112d" officeooo:paragraph-rsid="0050112d"/>
    </style:style>
    <style:style style:name="P67" style:family="paragraph" style:parent-style-name="Table_20_Contents">
      <style:text-properties officeooo:rsid="005260c2" officeooo:paragraph-rsid="005260c2"/>
    </style:style>
    <style:style style:name="P68" style:family="paragraph" style:parent-style-name="Table_20_Contents">
      <style:text-properties officeooo:rsid="005260c2" officeooo:paragraph-rsid="0053020d"/>
    </style:style>
    <style:style style:name="P69" style:family="paragraph" style:parent-style-name="Table_20_Contents">
      <style:text-properties officeooo:rsid="0053020d" officeooo:paragraph-rsid="0053020d"/>
    </style:style>
    <style:style style:name="P70" style:family="paragraph" style:parent-style-name="Table_20_Contents">
      <style:text-properties officeooo:rsid="00553517" officeooo:paragraph-rsid="00553517"/>
    </style:style>
    <style:style style:name="P71" style:family="paragraph" style:parent-style-name="Table_20_Contents">
      <style:text-properties officeooo:rsid="0056a5db" officeooo:paragraph-rsid="0056a5db"/>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Heading_20_1">
      <style:paragraph-properties fo:orphans="2" fo:widows="2"/>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in" loext:border="none"/>
    </style:style>
    <style:style style:name="P76" style:family="paragraph" style:parent-style-name="Text_20_body" style:list-style-name="L1">
      <style:paragraph-properties fo:orphans="2" fo:widows="2"/>
      <style:text-properties fo:font-variant="normal" fo:text-transform="none" fo:color="#333333" style:text-line-through-style="solid" style:text-line-through-type="single" style:font-name="Arial" fo:font-size="9.75pt" fo:letter-spacing="normal" fo:font-style="normal" fo:font-weight="normal" officeooo:rsid="001c6a1a" officeooo:paragraph-rsid="001c6a1a" style:font-name-asian="Arial" style:font-size-asian="9.75pt" style:font-style-asian="normal" style:font-weight-asian="normal" style:font-name-complex="Arial" style:font-size-complex="9.75pt" style:font-style-complex="normal" style:font-weight-complex="normal" loext:padding="0in" loext:border="none"/>
    </style:style>
    <style:style style:name="P77" style:family="paragraph" style:parent-style-name="Text_20_body" style:list-style-name="L2">
      <style:paragraph-properties fo:orphans="2" fo:widows="2"/>
      <style:text-properties fo:font-variant="normal" fo:text-transform="none" fo:color="#333333" style:font-name="Arial" fo:font-size="9.75pt" fo:letter-spacing="normal" fo:font-style="normal" fo:font-weight="normal" officeooo:rsid="00256958" officeooo:paragraph-rsid="00256958" style:font-name-asian="Arial" style:font-size-asian="9.75pt" style:font-style-asian="normal" style:font-weight-asian="normal" style:font-name-complex="Arial" style:font-size-complex="9.75pt" style:font-style-complex="normal" style:font-weight-complex="normal" loext:padding="0in" loext:border="none"/>
    </style:style>
    <style:style style:name="P78" style:family="paragraph" style:parent-style-name="Text_20_body" style:list-style-name="L2">
      <style:paragraph-properties fo:orphans="2" fo:widows="2"/>
      <style:text-properties fo:font-variant="normal" fo:text-transform="none" fo:color="#333333" style:font-name="Arial" fo:font-size="9.75pt" fo:letter-spacing="normal" fo:font-style="normal" fo:font-weight="normal" officeooo:rsid="00271902" officeooo:paragraph-rsid="00271902" style:font-name-asian="Arial" style:font-size-asian="9.75pt" style:font-style-asian="normal" style:font-weight-asian="normal" style:font-name-complex="Arial" style:font-size-complex="9.75pt" style:font-style-complex="normal" style:font-weight-complex="normal" loext:padding="0in" loext:border="none"/>
    </style:style>
    <style:style style:name="P79" style:family="paragraph" style:parent-style-name="Text_20_body" style:list-style-name="L2">
      <style:paragraph-properties fo:orphans="2" fo:widows="2"/>
      <style:text-properties officeooo:rsid="00256958" officeooo:paragraph-rsid="00256958"/>
    </style:style>
    <style:style style:name="P80" style:family="paragraph" style:parent-style-name="Text_20_body">
      <style:text-properties officeooo:rsid="006bcf10"/>
    </style:style>
    <style:style style:name="P81" style:family="paragraph" style:parent-style-name="Text_20_body">
      <style:text-properties officeooo:rsid="006e0cc9" officeooo:paragraph-rsid="006e0cc9"/>
    </style:style>
    <style:style style:name="P82" style:family="paragraph" style:parent-style-name="Heading_20_2">
      <style:paragraph-properties fo:orphans="2" fo:widows="2"/>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in" loext:border="none"/>
    </style:style>
    <style:style style:name="P83" style:family="paragraph" style:parent-style-name="Heading_20_3">
      <style:paragraph-properties fo:orphans="2" fo:widows="2"/>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in" loext:border="none"/>
    </style:style>
    <style:style style:name="P84" style:family="paragraph" style:parent-style-name="Heading_20_3">
      <style:paragraph-properties fo:orphans="2" fo:widows="2"/>
      <style:text-properties fo:font-variant="normal" fo:text-transform="none" fo:color="#333333" style:font-name="Arial" fo:font-size="9.75pt" fo:letter-spacing="normal" fo:font-style="normal" fo:font-weight="normal" officeooo:paragraph-rsid="002d4e41" style:font-name-asian="Arial" style:font-size-asian="9.75pt" style:font-style-asian="normal" style:font-weight-asian="normal" style:font-name-complex="Arial" style:font-size-complex="9.75pt" style:font-style-complex="normal" style:font-weight-complex="normal" loext:padding="0in" loext:border="none"/>
    </style:style>
    <style:style style:name="P85" style:family="paragraph" style:parent-style-name="Heading_20_3">
      <style:paragraph-properties fo:orphans="2" fo:widows="2"/>
      <style:text-properties fo:font-variant="normal" fo:text-transform="none" fo:color="#333333" style:font-name="Arial" fo:font-size="9.75pt" fo:letter-spacing="normal" fo:font-style="normal" fo:font-weight="normal" officeooo:paragraph-rsid="00294c63" style:font-name-asian="Arial" style:font-size-asian="9.75pt" style:font-style-asian="normal" style:font-weight-asian="normal" style:font-name-complex="Arial" style:font-size-complex="9.75pt" style:font-style-complex="normal" style:font-weight-complex="normal" loext:padding="0in" loext:border="none"/>
    </style:style>
    <style:style style:name="T1" style:family="text">
      <style:text-properties officeooo:rsid="00052770"/>
    </style:style>
    <style:style style:name="T2" style:family="text">
      <style:text-properties officeooo:rsid="0007024e"/>
    </style:style>
    <style:style style:name="T3" style:family="text">
      <style:text-properties officeooo:rsid="001120d7"/>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variant="normal" fo:text-transform="none" fo:color="#333333" style:text-line-through-style="solid" style:text-line-through-type="single"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in" loext:border="none"/>
    </style:style>
    <style:style style:name="T8" style:family="text">
      <style:text-properties fo:font-variant="normal" fo:text-transform="none" fo:color="#333333" style:font-name="Arial" fo:font-size="9.75pt" fo:letter-spacing="normal" fo:font-style="normal" fo:font-weight="normal" officeooo:rsid="0014abab" style:font-name-asian="Arial" style:font-size-asian="9.75pt" style:font-style-asian="normal" style:font-weight-asian="normal" style:font-name-complex="Arial" style:font-size-complex="9.75pt" style:font-style-complex="normal" style:font-weight-complex="normal" loext:padding="0in" loext:border="none"/>
    </style:style>
    <style:style style:name="T9" style:family="text">
      <style:text-properties fo:font-variant="normal" fo:text-transform="none" fo:color="#333333" style:font-name="Arial" fo:font-size="9.75pt" fo:letter-spacing="normal" fo:font-style="normal" fo:font-weight="normal" officeooo:rsid="00276d95" style:font-name-asian="Arial" style:font-size-asian="9.75pt" style:font-style-asian="normal" style:font-weight-asian="normal" style:font-name-complex="Arial" style:font-size-complex="9.75pt" style:font-style-complex="normal" style:font-weight-complex="normal" loext:padding="0in" loext:border="none"/>
    </style:style>
    <style:style style:name="T10" style:family="text">
      <style:text-properties fo:font-variant="normal" fo:text-transform="none" fo:color="#333333" style:font-name="Arial" fo:font-size="9.75pt" fo:letter-spacing="normal" fo:font-style="normal" fo:font-weight="normal" officeooo:rsid="00271902" style:font-name-asian="Arial" style:font-size-asian="9.75pt" style:font-style-asian="normal" style:font-weight-asian="normal" style:font-name-complex="Arial" style:font-size-complex="9.75pt" style:font-style-complex="normal" style:font-weight-complex="normal" loext:padding="0in" loext:border="none"/>
    </style:style>
    <style:style style:name="T11" style:family="text">
      <style:text-properties fo:font-variant="normal" fo:text-transform="none" fo:color="#333333" style:font-name="Arial" fo:font-size="9.75pt" fo:letter-spacing="normal" fo:font-style="normal" fo:font-weight="normal" officeooo:rsid="002b30a1" style:font-name-asian="Arial" style:font-size-asian="9.75pt" style:font-style-asian="normal" style:font-weight-asian="normal" style:font-name-complex="Arial" style:font-size-complex="9.75pt" style:font-style-complex="normal" style:font-weight-complex="normal" loext:padding="0in" loext:border="none"/>
    </style:style>
    <style:style style:name="T12" style:family="text">
      <style:text-properties fo:font-variant="normal" fo:text-transform="none" fo:color="#333333" style:font-name="Arial" fo:font-size="9.75pt" fo:letter-spacing="normal" fo:font-style="normal" fo:font-weight="normal" officeooo:rsid="002f3d4a" style:font-name-asian="Arial" style:font-size-asian="9.75pt" style:font-style-asian="normal" style:font-weight-asian="normal" style:font-name-complex="Arial" style:font-size-complex="9.75pt" style:font-style-complex="normal" style:font-weight-complex="normal" loext:padding="0in" loext:border="none"/>
    </style:style>
    <style:style style:name="T13" style:family="text">
      <style:text-properties fo:font-variant="normal" fo:text-transform="none" fo:color="#333333" style:font-name="Arial" fo:font-size="9.75pt" fo:letter-spacing="normal" fo:font-style="normal" fo:font-weight="normal" officeooo:rsid="002d4e41" style:font-name-asian="Arial" style:font-size-asian="9.75pt" style:font-style-asian="normal" style:font-weight-asian="normal" style:font-name-complex="Arial" style:font-size-complex="9.75pt" style:font-style-complex="normal" style:font-weight-complex="normal" loext:padding="0in" loext:border="none"/>
    </style:style>
    <style:style style:name="T14"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in" loext:border="none"/>
    </style:style>
    <style:style style:name="T15" style:family="text">
      <style:text-properties fo:font-variant="normal" fo:text-transform="none" fo:color="#333333" style:font-name="Arial" fo:font-size="9.75pt" fo:letter-spacing="normal" fo:font-style="normal" officeooo:rsid="0003ce27" style:font-name-asian="Arial" style:font-size-asian="9.75pt" style:font-style-asian="normal" style:font-name-complex="Arial" style:font-size-complex="9.75pt" style:font-style-complex="normal" loext:padding="0in" loext:border="none"/>
    </style:style>
    <style:style style:name="T16" style:family="text">
      <style:text-properties fo:font-variant="normal" fo:text-transform="none" fo:color="#333333" style:font-name="Arial" fo:font-size="9.75pt" fo:letter-spacing="normal" fo:font-style="normal" officeooo:rsid="0037ec11" style:font-name-asian="Arial" style:font-size-asian="9.75pt" style:font-style-asian="normal" style:font-name-complex="Arial" style:font-size-complex="9.75pt" style:font-style-complex="normal" loext:padding="0in" loext:border="none"/>
    </style:style>
    <style:style style:name="T17" style:family="text">
      <style:text-properties fo:font-variant="normal" fo:text-transform="none" fo:color="#333333" style:font-name="Arial" fo:font-size="9.75pt" fo:letter-spacing="normal" fo:font-style="normal" style:font-name-asian="Arial" style:font-size-asian="9.75pt" style:font-style-asian="normal" style:font-name-complex="Arial" style:font-size-complex="9.75pt" style:font-style-complex="normal" loext:padding="0in" loext:border="none"/>
    </style:style>
    <style:style style:name="T18" style:family="text">
      <style:text-properties fo:font-variant="normal" fo:text-transform="none" fo:color="#333333" style:font-name="Arial1" fo:font-size="12pt" fo:letter-spacing="normal" fo:font-style="normal" fo:font-weight="bold"/>
    </style:style>
    <style:style style:name="T19" style:family="text">
      <style:text-properties fo:font-variant="normal" fo:text-transform="none" fo:color="#333333" style:font-name="Arial1" fo:font-size="12pt" fo:letter-spacing="normal" fo:font-style="normal" fo:font-weight="normal"/>
    </style:style>
    <style:style style:name="T20" style:family="text">
      <style:text-properties officeooo:rsid="0046c2cd"/>
    </style:style>
    <style:style style:name="T21" style:family="text">
      <style:text-properties officeooo:rsid="004865ca"/>
    </style:style>
    <style:style style:name="T22" style:family="text">
      <style:text-properties officeooo:rsid="004f114b"/>
    </style:style>
    <style:style style:name="T23" style:family="text">
      <style:text-properties officeooo:rsid="0050112d"/>
    </style:style>
    <style:style style:name="T24" style:family="text">
      <style:text-properties officeooo:rsid="0053020d"/>
    </style:style>
    <style:style style:name="T2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7" style:family="text">
      <style:text-properties officeooo:rsid="00554e9e"/>
    </style:style>
    <style:style style:name="T28" style:family="text">
      <style:text-properties officeooo:rsid="0058a79c"/>
    </style:style>
    <style:style style:name="T29" style:family="text">
      <style:text-properties officeooo:rsid="006464ca"/>
    </style:style>
    <style:style style:name="T30" style:family="text">
      <style:text-properties officeooo:rsid="006d8563"/>
    </style:style>
    <style:style style:name="T31" style:family="text">
      <style:text-properties officeooo:rsid="0071518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298_1953277917" text:style-name="Index_20_Link" text:visited-style-name="Index_20_Link">Week Summaries<text:tab/>2</text:a></text:p>
          <text:p text:style-name="P72"><text:a xlink:type="simple" xlink:href="#__RefHeading___Toc306_1953277917" text:style-name="Index_20_Link" text:visited-style-name="Index_20_Link">Week 1<text:tab/>2</text:a></text:p>
          <text:p text:style-name="P72"><text:a xlink:type="simple" xlink:href="#__RefHeading___Toc308_1953277917" text:style-name="Index_20_Link" text:visited-style-name="Index_20_Link">Week 2<text:tab/>2</text:a></text:p>
          <text:p text:style-name="P72"><text:a xlink:type="simple" xlink:href="#__RefHeading___Toc310_1953277917" text:style-name="Index_20_Link" text:visited-style-name="Index_20_Link">Week 3<text:tab/>2</text:a></text:p>
          <text:p text:style-name="P72"><text:a xlink:type="simple" xlink:href="#__RefHeading___Toc312_1953277917" text:style-name="Index_20_Link" text:visited-style-name="Index_20_Link">Week 4<text:tab/>2</text:a></text:p>
          <text:p text:style-name="P72"><text:a xlink:type="simple" xlink:href="#__RefHeading___Toc314_1953277917" text:style-name="Index_20_Link" text:visited-style-name="Index_20_Link">Week 5<text:tab/>2</text:a></text:p>
          <text:p text:style-name="P72"><text:a xlink:type="simple" xlink:href="#__RefHeading___Toc496_3635950565" text:style-name="Index_20_Link" text:visited-style-name="Index_20_Link">Week 6<text:tab/>2</text:a></text:p>
          <text:p text:style-name="P73"><text:a xlink:type="simple" xlink:href="#__RefHeading___Toc300_1953277917" text:style-name="Index_20_Link" text:visited-style-name="Index_20_Link">Daily Logs<text:tab/>2</text:a></text:p>
          <text:p text:style-name="P72"><text:a xlink:type="simple" xlink:href="#__RefHeading___Toc302_1953277917" text:style-name="Index_20_Link" text:visited-style-name="Index_20_Link">Week 1<text:tab/>2</text:a></text:p>
          <text:p text:style-name="P74"><text:a xlink:type="simple" xlink:href="#__RefHeading___Toc286_1953277917" text:style-name="Index_20_Link" text:visited-style-name="Index_20_Link">21/11/17<text:tab/>2</text:a></text:p>
          <text:p text:style-name="P74"><text:a xlink:type="simple" xlink:href="#__RefHeading___Toc288_1953277917" text:style-name="Index_20_Link" text:visited-style-name="Index_20_Link">22/11/17<text:tab/>2</text:a></text:p>
          <text:p text:style-name="P74"><text:a xlink:type="simple" xlink:href="#__RefHeading___Toc290_1953277917" text:style-name="Index_20_Link" text:visited-style-name="Index_20_Link">23/11/17<text:tab/>3</text:a></text:p>
          <text:p text:style-name="P74"><text:a xlink:type="simple" xlink:href="#__RefHeading___Toc292_1953277917" text:style-name="Index_20_Link" text:visited-style-name="Index_20_Link">24/11/17<text:tab/>4</text:a></text:p>
          <text:p text:style-name="P72"><text:a xlink:type="simple" xlink:href="#__RefHeading___Toc304_1953277917" text:style-name="Index_20_Link" text:visited-style-name="Index_20_Link">Week 2<text:tab/>5</text:a></text:p>
          <text:p text:style-name="P74"><text:a xlink:type="simple" xlink:href="#__RefHeading___Toc294_1953277917" text:style-name="Index_20_Link" text:visited-style-name="Index_20_Link">27/11/17<text:tab/>5</text:a></text:p>
          <text:p text:style-name="P74"><text:a xlink:type="simple" xlink:href="#__RefHeading___Toc286_1690572908" text:style-name="Index_20_Link" text:visited-style-name="Index_20_Link">29/11/17<text:tab/>5</text:a></text:p>
          <text:p text:style-name="P74"><text:a xlink:type="simple" xlink:href="#__RefHeading___Toc896_329101902" text:style-name="Index_20_Link" text:visited-style-name="Index_20_Link">30/11/17<text:tab/>5</text:a></text:p>
          <text:p text:style-name="P72"><text:a xlink:type="simple" xlink:href="#__RefHeading___Toc458_2529977693" text:style-name="Index_20_Link" text:visited-style-name="Index_20_Link">Week 3<text:tab/>6</text:a></text:p>
          <text:p text:style-name="P74"><text:a xlink:type="simple" xlink:href="#__RefHeading___Toc460_2529977693" text:style-name="Index_20_Link" text:visited-style-name="Index_20_Link">05/12/17<text:tab/>6</text:a></text:p>
          <text:p text:style-name="P74"><text:a xlink:type="simple" xlink:href="#__RefHeading___Toc462_2529977693" text:style-name="Index_20_Link" text:visited-style-name="Index_20_Link">06/12/17<text:tab/>6</text:a></text:p>
          <text:p text:style-name="P74"><text:a xlink:type="simple" xlink:href="#__RefHeading___Toc464_2529977693" text:style-name="Index_20_Link" text:visited-style-name="Index_20_Link">07/12/17<text:tab/>6</text:a></text:p>
          <text:p text:style-name="P74"><text:a xlink:type="simple" xlink:href="#__RefHeading___Toc498_3635950565" text:style-name="Index_20_Link" text:visited-style-name="Index_20_Link">08/12/17<text:tab/>7</text:a></text:p>
          <text:p text:style-name="P72"><text:a xlink:type="simple" xlink:href="#__RefHeading___Toc500_3635950565" text:style-name="Index_20_Link" text:visited-style-name="Index_20_Link">Week 4<text:tab/>7</text:a></text:p>
          <text:p text:style-name="P74"><text:a xlink:type="simple" xlink:href="#__RefHeading___Toc502_3635950565" text:style-name="Index_20_Link" text:visited-style-name="Index_20_Link">12/12/17<text:tab/>7</text:a></text:p>
          <text:p text:style-name="P74"><text:a xlink:type="simple" xlink:href="#__RefHeading___Toc504_3635950565" text:style-name="Index_20_Link" text:visited-style-name="Index_20_Link">14/12/17<text:tab/>7</text:a></text:p>
          <text:p text:style-name="P72"><text:a xlink:type="simple" xlink:href="#__RefHeading___Toc767_4001973520" text:style-name="Index_20_Link" text:visited-style-name="Index_20_Link">Week 5<text:tab/>8</text:a></text:p>
          <text:p text:style-name="P74"><text:a xlink:type="simple" xlink:href="#__RefHeading___Toc769_4001973520" text:style-name="Index_20_Link" text:visited-style-name="Index_20_Link">18/12/17<text:tab/>8</text:a></text:p>
          <text:p text:style-name="P74"><text:a xlink:type="simple" xlink:href="#__RefHeading___Toc771_4001973520" text:style-name="Index_20_Link" text:visited-style-name="Index_20_Link">19/12/17<text:tab/>8</text:a></text:p>
          <text:p text:style-name="P74"><text:a xlink:type="simple" xlink:href="#__RefHeading___Toc760_1918573869" text:style-name="Index_20_Link" text:visited-style-name="Index_20_Link">20/12/17<text:tab/>9</text:a></text:p>
          <text:p text:style-name="P72"><text:a xlink:type="simple" xlink:href="#__RefHeading___Toc1098_1676851967" text:style-name="Index_20_Link" text:visited-style-name="Index_20_Link">Week 6<text:tab/>9</text:a></text:p>
          <text:p text:style-name="P72"><text:a xlink:type="simple" xlink:href="#__RefHeading___Toc762_1918573869" text:style-name="Index_20_Link" text:visited-style-name="Index_20_Link">Week 7<text:tab/>9</text:a></text:p>
          <text:p text:style-name="P74"><text:a xlink:type="simple" xlink:href="#__RefHeading___Toc764_1918573869" text:style-name="Index_20_Link" text:visited-style-name="Index_20_Link">10/01/18<text:tab/>9</text:a></text:p>
          <text:p text:style-name="P72"><text:a xlink:type="simple" xlink:href="#__RefHeading___Toc1100_1676851967" text:style-name="Index_20_Link" text:visited-style-name="Index_20_Link">Week 8<text:tab/>9</text:a></text:p>
          <text:p text:style-name="P74"><text:a xlink:type="simple" xlink:href="#__RefHeading___Toc1102_1676851967" text:style-name="Index_20_Link" text:visited-style-name="Index_20_Link">15/01/18<text:tab/>9</text:a></text:p>
          <text:p text:style-name="P74"><text:a xlink:type="simple" xlink:href="#__RefHeading___Toc1104_1676851967" text:style-name="Index_20_Link" text:visited-style-name="Index_20_Link">16/01/18<text:tab/>10</text:a></text:p>
          <text:p text:style-name="P74"><text:a xlink:type="simple" xlink:href="#__RefHeading___Toc1106_1676851967" text:style-name="Index_20_Link" text:visited-style-name="Index_20_Link">17/01/18<text:tab/>10</text:a></text:p>
          <text:p text:style-name="P74"><text:a xlink:type="simple" xlink:href="#__RefHeading___Toc1108_1676851967" text:style-name="Index_20_Link" text:visited-style-name="Index_20_Link">18/01/18<text:tab/>11</text:a></text:p>
          <text:p text:style-name="P72"><text:a xlink:type="simple" xlink:href="#__RefHeading___Toc1110_1676851967" text:style-name="Index_20_Link" text:visited-style-name="Index_20_Link">Week 9<text:tab/>12</text:a></text:p>
          <text:p text:style-name="P74"><text:a xlink:type="simple" xlink:href="#__RefHeading___Toc1112_1676851967" text:style-name="Index_20_Link" text:visited-style-name="Index_20_Link">24/01/18<text:tab/>12</text:a></text:p>
        </text:index-body>
      </text:table-of-content>
      <text:h text:style-name="P75" text:outline-level="1"><text:bookmark-start text:name="__RefHeading___Toc298_1953277917"/><text:soft-page-break/><text:span text:style-name="T2">Week </text:span>Summar<text:span text:style-name="T2">ies</text:span><text:bookmark-end text:name="__RefHeading___Toc298_1953277917"/></text:h>
      <text:h text:style-name="P82" text:outline-level="2"><text:bookmark-start text:name="__RefHeading___Toc306_1953277917"/>Week 1<text:bookmark-end text:name="__RefHeading___Toc306_1953277917"/></text:h>
      <text:h text:style-name="P82" text:outline-level="2"><text:bookmark-start text:name="__RefHeading___Toc308_1953277917"/>Week 2<text:bookmark-end text:name="__RefHeading___Toc308_1953277917"/></text:h>
      <text:h text:style-name="P82" text:outline-level="2"><text:bookmark-start text:name="__RefHeading___Toc310_1953277917"/>Week 3<text:bookmark-end text:name="__RefHeading___Toc310_1953277917"/></text:h>
      <text:h text:style-name="P82" text:outline-level="2"><text:bookmark-start text:name="__RefHeading___Toc312_1953277917"/>Week 4<text:bookmark-end text:name="__RefHeading___Toc312_1953277917"/></text:h>
      <text:h text:style-name="P82" text:outline-level="2"><text:bookmark-start text:name="__RefHeading___Toc314_1953277917"/>Week 5<text:bookmark-end text:name="__RefHeading___Toc314_1953277917"/></text:h>
      <text:h text:style-name="P82" text:outline-level="2"><text:bookmark-start text:name="__RefHeading___Toc496_3635950565"/>Week 6<text:bookmark-end text:name="__RefHeading___Toc496_3635950565"/></text:h>
      <text:h text:style-name="P75" text:outline-level="1"><text:bookmark-start text:name="__RefHeading___Toc300_1953277917"/>Daily Logs<text:bookmark-end text:name="__RefHeading___Toc300_1953277917"/></text:h>
      <text:h text:style-name="P82" text:outline-level="2"><text:bookmark-start text:name="__RefHeading___Toc302_1953277917"/>Week 1<text:bookmark-end text:name="__RefHeading___Toc302_1953277917"/></text:h>
      <text:h text:style-name="P83" text:outline-level="3"><text:bookmark-start text:name="__RefHeading___Toc286_1953277917"/>21/11/17<text:bookmark-end text:name="__RefHeading___Toc286_1953277917"/></text:h>
      <text:p text:style-name="P7">Attempted to install the software required for the Beagle 5000 and analyse the USBS hubs but ran into permission errors while trying to install USB drivers and updating software. The problem is that I as a Unversity student did not have permission to do so and in response, I got a spare laptop from Yuval with Ubuntu 16 installed. Attempted to do the same process by installing the USB drivers, the Total Phase software for the USB Analyser and experiment with the USB hub.</text:p>
      <text:p text:style-name="P7"/>
      <text:p text:style-name="P7">The beagle-5000 requires firmware updates to use the total phase software but as I attempt to run the update in a terminal window, nothing happens or the terminal decides that no such file or directory is found.</text:p>
      <text:p text:style-name="P7"/>
      <text:p text:style-name="P7">Partition table for the laptop appears to have disappeared and couldn't find any of the installed Operating Systems. Try changing from booting Legacy to booting UEFI but this hadn't fixed the problem.</text:p>
      <text:p text:style-name="P7"/>
      <text:p text:style-name="P7">Trying again on a new Lenovo thinkpad laptop, installing the drivers using the same process as before. The total phase software still doesn't recognise the usb driver</text:p>
      <text:p text:style-name="P7"/>
      <text:h text:style-name="P83" text:outline-level="3"><text:bookmark-start text:name="__RefHeading___Toc288_1953277917"/>22/11/17<text:bookmark-end text:name="__RefHeading___Toc288_1953277917"/></text:h>
      <text:p text:style-name="P7">Installed USB drivers for the Beagle USB 5000 and installed the software datacenter to my personal laptop running Windows 10 OS. In order to monitor the usb traffic between the host computer and keyboard and relaying the data to my personal laptop, the device is the keyboard connected to the analyser and the host is connected to the University of Adelaide's computer. The analyser cable is connected to my personal laptop.</text:p>
      <text:p text:style-name="P7"/>
      <text:p text:style-name="P7">Software turns on and works presumably as intended however I do not have enough knowledge to understand what the outputs are so I will be reading the beagle 5000 and the Total Phase Data Center software user manuals. The user manuals can be found under “Research→Research_Materials→x.pdf” where x is “beagle” or “datacenter”</text:p>
      <text:p text:style-name="P7"/>
      <text:p text:style-name="P7">The Data Center software takes into has numerous examples of data already installed, most notably is the transactions made which details the writes and reads of the USB in question. Issues that I am currently facing include how do I properly configure the proper trace points for my specific case for use with a usb keyboard and or memory device. The bus and livefilter pane in the bottom right corner under the navigation appears to have some way of setting up filters to filter out the relevant data. Loading the examples gives me the proper configurations in each case and that is what I want for my use case but the problem is that when I try to assign a configuration, the button is greyed out, not allowing me to click on the assignment. Currently reading through the user manual for the Data Center software and have not made a start on the beagle 5000 manual yet but seeing as how things are going now, I may not need to read into that manual.</text:p>
      <text:p text:style-name="P7"/>
      <text:h text:style-name="P83" text:outline-level="3"><text:bookmark-start text:name="__RefHeading___Toc290_1953277917"/><text:soft-page-break/>23/11/17<text:bookmark-end text:name="__RefHeading___Toc290_1953277917"/></text:h>
      <text:p text:style-name="P7">Settings I have configured are under capture settings, set to sequential for information regarding the input timings. </text:p>
      <text:p text:style-name="P7"/>
      <text:p text:style-name="P7">Under Device settings: Didn't suppress any of the SOF, IN, PING, PRE, SPLIT packets; Removed the infinite capture settings; under advance, simple configure to trigger on the digital inputs 1 to 4.</text:p>
      <text:p text:style-name="P7"/>
      <text:p text:style-name="P7">The result of changing these settings allow me to capture keyboard data regarding what transpired in the form of transactions (outputs as hexadecimal numbers with corresponding ASCII characters)</text:p>
      <text:p text:style-name="P7"><draw:frame draw:style-name="fr1" draw:name="Frame1" text:anchor-type="paragraph" svg:width="3.9654in" draw:z-index="0"><draw:text-box fo:min-height="4.5701in"><text:p text:style-name="Image"><text:line-break/>Image <text:sequence text:ref-name="refImage0" text:name="Image" text:formula="ooow:Image+1" style:num-format="1">1</text:sequence></text:p></draw:text-box></draw:frame>Image 1 is a crop of img1.png and shows the settings used to determine what packets to monitor between the USB data lines input 2,3. I made this decision under the assumption that inputs 1,4 and the power VBUS '+,-' lines and have omitted them for the sake of just examining the transfer of data.</text:p>
      <text:p text:style-name="P7"/>
      <text:p text:style-name="P7">Examining the data captured from the USB keyboard device shows that the the relevant packets crossing the data lines input 1 and 2 are simply the IN packet, Data packet, and ACK packets. </text:p>
      <text:p text:style-name="P7"/>
      <text:p text:style-name="P7">Image 2 below shows us that the use of DATA1 and DATA2 packets are alternating with reasons unknown to me. Whereas the IN packet and ACK packets are consistently the same over each transaction. </text:p>
      <text:p text:style-name="P7"><draw:frame draw:style-name="fr1" draw:name="Frame2" text:anchor-type="paragraph" svg:width="7.661in" draw:z-index="1"><draw:text-box fo:min-height="2.6799in"><text:p text:style-name="Image"><text:line-break/>Image <text:sequence text:ref-name="refImage1" text:name="Image" text:formula="ooow:Image+1" style:num-format="1">2</text:sequence></text:p></draw:text-box></draw:frame></text:p>
      <text:p text:style-name="P7">The DATA1 and DATA2 packets don't appear to be transmitting anything in plain text using ASCII encoding as shown in Image 3</text:p>
      <text:p text:style-name="P7"><text:soft-page-break/>.</text:p>
      <text:p text:style-name="P8"><draw:frame draw:style-name="fr2" draw:name="Frame3" text:anchor-type="paragraph" svg:width="3.2602in" draw:z-index="2"><draw:text-box fo:min-height="3.4165in"><text:p text:style-name="Image"><text:line-break/>Image <text:sequence text:ref-name="refImage2" text:name="Image" text:formula="ooow:Image+1" style:num-format="1">3</text:sequence></text:p></draw:text-box></draw:frame><text:span text:style-name="T14">HID stands for Human Interface Drivers and a device class over the USB. Some examples of HID are Mouse, Game Controller, and Keyboard. Understanding the keyboard HID will be critical in understanding the operation of USB keyboards. Referenced this </text:span><text:a xlink:type="simple" xlink:href="https://docs.microsoft.com/en-us/windows-hardware/drivers/hid/introduction-to-hid-concepts" text:style-name="Internet_20_link" text:visited-style-name="Visited_20_Internet_20_Link">link</text:a><text:span text:style-name="T14"> on (23/11/17).</text:span></text:p>
      <text:p text:style-name="P7"/>
      <text:p text:style-name="P5">Definitions: CRC = Cyclic Redundancy Check; HID = Human Interface Device; PID = Physical Interface Devices</text:p>
      <text:p text:style-name="P6"/>
      <text:p text:style-name="P5">Examining Image 4 below. The value of 'x' tells us which button i.e. shift, ctrl, or alt. 'y' tells the keyboard which light to light up denoting the whether caps lock or num lock and other buttons like them have been pressed. <text:s/>'z' are the scan codes for each character, up to 3 characters can be pressed at the same time but if the characters are too close together then an error is transmitted instead. The error comes in the form of 'XX XX 01 01 01 01 01 01' </text:p>
      <text:p text:style-name="P5"/>
      <text:p text:style-name="P5"><draw:frame draw:style-name="fr1" draw:name="Frame4" text:anchor-type="paragraph" svg:width="6.6929in" draw:z-index="3"><draw:text-box fo:min-height="2.6in"><text:p text:style-name="Image"><text:line-break/>Image <text:sequence text:ref-name="refImage3" text:name="Image" text:formula="ooow:Image+1" style:num-format="1">4</text:sequence></text:p></draw:text-box></draw:frame></text:p>
      <text:p text:style-name="P5"/>
      <text:p text:style-name="P5">The next step is to get an FPGA and create our own USB device to listen into the keyboard device's scan code and then send a response to the host with the keyboard's device address and a payload. To get started on this step, the FPGA custom USB must be able to listen in onto the user's keyboard device by hearing the cross talk, extracting out the scan codes and record the results into the FPGA's internal memory.</text:p>
      <text:p text:style-name="P5"/>
      <text:p text:style-name="P9"><text:span text:style-name="T14">Given NEXYS 3 an FPGA that I will be working for this next stage. The documentation can be found </text:span><text:a xlink:type="simple" xlink:href="https://www.xilinx.com/support.html#documentation" text:style-name="Internet_20_link" text:visited-style-name="Visited_20_Internet_20_Link">here</text:a><text:span text:style-name="T14">.</text:span></text:p>
      <text:h text:style-name="P83" text:outline-level="3"><text:bookmark-start text:name="__RefHeading___Toc292_1953277917"/>24/11/17<text:bookmark-end text:name="__RefHeading___Toc292_1953277917"/></text:h>
      <text:p text:style-name="P9"><text:a xlink:type="simple" xlink:href="https://www.xilinx.com/products/boards-and-kits/1-27b7nm.html" text:style-name="Internet_20_link" text:visited-style-name="Visited_20_Internet_20_Link">product page</text:a><text:span text:style-name="T14"> of the development board is given in the link. Reference material regarding the board is found under Research-&gt;Research_materials-&gt;FPGA-&gt;nexys3_rm.pdf. </text:span><text:a xlink:type="simple" xlink:href="https://reference.digilentinc.com/reference/programmable-logic/nexys-3/start?redirect=1" text:style-name="Internet_20_link" text:visited-style-name="Visited_20_Internet_20_Link">demo projects</text:a><text:span text:style-name="T14"> found here and the </text:span><text:a xlink:type="simple" xlink:href="https://reference.digilentinc.com/learn/programmable-logic/tutorials/getting-started-with-fpga/start" text:style-name="Internet_20_link" text:visited-style-name="Visited_20_Internet_20_Link">getting started tutorial can be found here</text:a><text:span text:style-name="T14">.</text:span></text:p>
      <text:p text:style-name="P5"/>
      <text:h text:style-name="P82" text:outline-level="2"><text:bookmark-start text:name="__RefHeading___Toc304_1953277917"/><text:soft-page-break/>Week 2<text:bookmark-end text:name="__RefHeading___Toc304_1953277917"/></text:h>
      <text:h text:style-name="P83" text:outline-level="3"><text:bookmark-start text:name="__RefHeading___Toc294_1953277917"/>27/11/17<text:bookmark-end text:name="__RefHeading___Toc294_1953277917"/></text:h>
      <text:p text:style-name="P1">Today's plan is to install the Xilinx ISE software from my personal external hard drive onto my personal laptop and then go through the getting started tutorial (link found on previous entry.)</text:p>
      <text:p text:style-name="P1"/>
      <text:p text:style-name="P2">First draft of the State Machine drawing for the FPGA USB Device <text:span text:style-name="T1">has been drawn on paper and yet to be scanned.</text:span></text:p>
      <text:p text:style-name="P2"/>
      <text:p text:style-name="P10"><text:span text:style-name="T17">USB specifications found in “Research→Research_Material→USB Specifications→ usb_20_112017→x” where x is “usb_20.pdf” for usb protocol layer (chapter 8). This chapter will aid in the design of the FPGA's implementation of the USB protocol. In img1.PNG, the IN packet is read as 0x69 = 0110 1001B which corresponds to the IN token as described on page 196 in the usb_20.pdf file. It follows that the next bits after it (0x90 40 = 1001 0000 0100 0000B) following the convention earlier, we have 0x90 where the 0 is the LSB and 9 is the MSB, we now have: 0000 1001 0000 0100 in order of LSB to MSB. ADDR = 0000 100; ENDP = 1 000; CRC = 0 0100.</text:span><text:a xlink:type="simple" xlink:href="http://www4.ncsu.edu/~chou/course/Animations/Calculation%20of%20a%20CRC%20Checksum/crcinit.html" text:style-name="Internet_20_link" text:visited-style-name="Visited_20_Internet_20_Link">CRC calculator</text:a><text:span text:style-name="T15"> can be used to verify that the CRC is indeed 00100: the binary divisor is “10100” and the Binary Message is “00010010000” and yields a CRC of 100. Having done these calculations, the token packet can be disassembled into PID[8], ADDR[7], ENDP[4], CRC5[5] and explains the 0x69 90 40</text:span></text:p>
      <text:p text:style-name="P3"/>
      <text:p text:style-name="P4">The data packet has the form PID[8], Data[0-8192], CRC16[16]. PID = 0x4B = 0100 1011 which corresponds to '1011' a DATA1 PID packet as shown in img1.PNG. The final 16 bits correspond to 0xBC D3 = 1011 1100 1101 0011 (calculation of CRC omitted). Everything between the PID and CRC values is the Data which is determined by a keyboard scan code. In img1.PNG the scan code 17 is seen</text:p>
      <text:p text:style-name="P4"/>
      <text:p text:style-name="P4">ACK is simply a PID to show that there was no problems with receiving the data. The ACK packet is 0xD2 = 1110 0010 and indeed corresponds to page 196 in usb_20.pdf where 0010 matches the ACK packet.<text:line-break/></text:p>
      <text:h text:style-name="P83" text:outline-level="3"><text:bookmark-start text:name="__RefHeading___Toc286_1690572908"/><text:date style:data-style-name="N37" text:date-value="2017-11-29T14:36:33.646238325" text:fixed="true">29/11/17</text:date><text:bookmark-end text:name="__RefHeading___Toc286_1690572908"/></text:h>
      <text:p text:style-name="P15">On my personal laptop which is now running Linux, the issue with the Xilinx ISE Webpack was that the library that the xlcm program requires is libQt_Network.so but the file couldn't be found. The solution was to link state it so that the computer understands that libQtNetwork.so.4 is the same as libQt_Network.so. This is done using the command “ln -s libQt_Network.so.4 libQt_Network.so” while the terminal directory is set to /usr/lib/x86_64-linux-gnu where said file is.</text:p>
      <text:p text:style-name="P32"><text:span text:style-name="T14">To program the FPGA using Digilent Adept, </text:span><text:a xlink:type="simple" xlink:href="https://techoverflow.net/2012/10/05/how-to-program-nexys3-fpga-board-on-linux-using-digilent-adept-software-a-guide-for-beginners/" text:style-name="Internet_20_link" text:visited-style-name="Visited_20_Internet_20_Link">Follow the instructions on this link</text:a><text:span text:style-name="T14"> </text:span></text:p>
      <text:h text:style-name="P83" text:outline-level="3"><text:bookmark-start text:name="__RefHeading___Toc896_329101902"/><text:date style:data-style-name="N37" text:date-value="2017-11-30T10:17:43.521089474" text:fixed="true">30/11/17</text:date><text:bookmark-end text:name="__RefHeading___Toc896_329101902"/></text:h>
      <text:p text:style-name="P16">Attempting to find bit configuration files from compilation of the FPGA's design specifications done in ISE Webpack.</text:p>
      <text:p text:style-name="P17">Went through the tutorial “ISE Quick Start Tutorial” which could be found in Research→Research_Materials→FPGA. <text:span text:style-name="T3">The Waveform Editor to create a test bench waveform (TBW) file has been depreciated and as a result I cannot use this feature of the ISE software.</text:span></text:p>
      <text:p text:style-name="P18">A lot of FPGA work is done in Verilog. A suggestion to myself is to read through the Verilog pdf file found in Research→Research_Materials→Verilog.pdf and get a better understanding of the HDL</text:p>
      <text:p text:style-name="P33"><text:span text:style-name="T14">File *.ucf </text:span><text:span text:style-name="T8">tells the program which pins are available on the board. Serial Port Utility allows us to dump the values from the fpga board via the J13 micro usb port. Frequency division (</text:span><text:a xlink:type="simple" xlink:href="https://www.allaboutcircuits.com/technical-articles/fpga-tutorial-step-1-the-development-environment-and-hello-world/" text:style-name="Internet_20_link" text:visited-style-name="Visited_20_Internet_20_Link">example in this link</text:a><text:span text:style-name="T8">) can be used to artificially slow down the clock speed i.e. only recognise a fraction of the actual clock speed.</text:span></text:p>
      <text:p text:style-name="P19">There has been talk about getting different USB interfaced FPGAS for the USB attack such as FPGAS from Papilio and the bit coin ASICS/FPGA</text:p>
      <text:h text:style-name="P82" text:outline-level="2"><text:bookmark-start text:name="__RefHeading___Toc458_2529977693"/><text:soft-page-break/>Week 3<text:bookmark-end text:name="__RefHeading___Toc458_2529977693"/></text:h>
      <text:h text:style-name="P83" text:outline-level="3"><text:bookmark-start text:name="__RefHeading___Toc460_2529977693"/><text:date style:data-style-name="N37" text:date-value="2017-12-05T11:34:43.906485792" text:fixed="true">05/12/17</text:date><text:bookmark-end text:name="__RefHeading___Toc460_2529977693"/></text:h>
      <text:p text:style-name="P29">Operating Systems Xilinx only supports the following operating systems on x86 and x86-64 processor architectures. </text:p>
      <text:p text:style-name="P29"><text:span text:style-name="T4">Microsoft Windows Support</text:span> </text:p>
      <text:p text:style-name="P29">• Windows XP Professional (32-bit and 64-bit), English/Japanese </text:p>
      <text:p text:style-name="P29">• Windows 7 Professional (32-bit and 64-bit), English/Japanese </text:p>
      <text:p text:style-name="P29">• Windows Server 2008 (64-bit) </text:p>
      <text:p text:style-name="P29"><text:span text:style-name="T4">Linux Support</text:span> </text:p>
      <text:p text:style-name="P29">• Red Hat Enterprise Workstation 5 (32-bit and 64-bit) </text:p>
      <text:p text:style-name="P29">• Red Hat Enterprise Workstation 6 (32-bit and 64-bit) </text:p>
      <text:p text:style-name="P29">• SUSE Linux Enterprise 11 (32-bit and 64-bit)</text:p>
      <text:h text:style-name="P83" text:outline-level="3"><text:bookmark-start text:name="__RefHeading___Toc462_2529977693"/><text:date style:data-style-name="N37" text:date-value="2017-12-06T09:53:54.379999805" text:fixed="true">06/12/17</text:date><text:bookmark-end text:name="__RefHeading___Toc462_2529977693"/></text:h>
      <text:p text:style-name="P34"><text:span text:style-name="T14">The licence manager xlcm doesn’t work because the stand alone installation doesn’t include the LibQt_Network.so library. Just </text:span><text:a xlink:type="simple" xlink:href="https://www.xilinx.com/support/answers/58400.html" text:style-name="Internet_20_link" text:visited-style-name="Visited_20_Internet_20_Link">download from online</text:a><text:span text:style-name="T14"> at this link and then follow the instructions to copy and paste the file into the right directory in the installation file.</text:span></text:p>
      <text:p text:style-name="P20">Inside Linux Red Hat, the command “sudo chmod 666 /dev/windrvr6” allows for the ISE to access /<text:span text:style-name="T5">dev/</text:span><text:span text:style-name="T6">windrvr6 which is needed to flash the FPGA</text:span></text:p>
      <text:h text:style-name="P83" text:outline-level="3"><text:bookmark-start text:name="__RefHeading___Toc464_2529977693"/><text:date style:data-style-name="N37" text:date-value="2017-12-07T10:24:02.709999717" text:fixed="true">07/12/17</text:date><text:bookmark-end text:name="__RefHeading___Toc464_2529977693"/></text:h>
      <text:p text:style-name="P21">I have finally gotten a setup that works for me for programming the FPGA and writing Verilog files. The setup involves using a virtual machine on my home desktop computer to run Red Hat 6.0 with the ISE software installed using a shared folder that links outside to the host computer. The host computer then programs the Xilinx Spartan 6 FPGA chip using Digilent’s adept software of which I have the GUI for on Windows 10 OS.</text:p>
      <text:p text:style-name="P35"><text:span text:style-name="T14">The plan now is to walk through the hello world tutorial found at </text:span><text:a xlink:type="simple" xlink:href="http://devox84.blogspot.com.au/2013/04/xilinx-ise-124-hello-world-example-on.html" text:style-name="Internet_20_link" text:visited-style-name="Visited_20_Internet_20_Link">this link</text:a><text:span text:style-name="T14"> to get a deeper understanding with Verilog programming and the Nexys3 board.</text:span></text:p>
      <text:p text:style-name="P22">Checklist:</text:p>
      <text:list xml:id="list3845358158" text:style-name="L1">
        <text:list-item>
          <text:p text:style-name="P76">Create a project</text:p>
        </text:list-item>
        <text:list-item>
          <text:p text:style-name="P76">Adding files to project</text:p>
        </text:list-item>
        <text:list-item>
          <text:p text:style-name="P76">Hello World Example</text:p>
        </text:list-item>
        <text:list-item>
          <text:p text:style-name="P76">Creating a test bench</text:p>
        </text:list-item>
        <text:list-item>
          <text:p text:style-name="P76">Creating Constraints file</text:p>
        </text:list-item>
        <text:list-item>
          <text:p text:style-name="P76">Creating a bit file</text:p>
        </text:list-item>
        <text:list-item>
          <text:p text:style-name="P76">Programming the FPGA</text:p>
        </text:list-item>
      </text:list>
      <text:p text:style-name="P12">Some problems have arisen upon testing upon programming the board. LEDs don’t actually turn on or off when buttons and switches are pressed. Possible cause is the lack of a clock definition in the UCF file.</text:p>
      <text:p text:style-name="P13">Important details regarding the placement of all components for the Nexys3 board can be found in Research→Research_Materials→FPGA→x.pdf where ‘x’ is Datasheet_Nexys3 for in depth component inputs <text:soft-page-break/>and outputs explanations and Schematic_Nexys3 for a small schematic of the board. Use the Schematic if I know exactly what I am looking for i.e. specifically the LED which location it is at and the datasheet for a more details.</text:p>
      <text:h text:style-name="P83" text:outline-level="3"><text:bookmark-start text:name="__RefHeading___Toc498_3635950565"/><text:date style:data-style-name="N37" text:date-value="2017-12-08T09:32:41.929999734" text:fixed="true">08/12/17</text:date><text:bookmark-end text:name="__RefHeading___Toc498_3635950565"/></text:h>
      <text:p text:style-name="P23">Simulations show output registers as ‘x’</text:p>
      <text:p text:style-name="P24">The reason simulations show output registers as ‘x’ or ‘XXXX’ etc is because they are either uninitialised or undetermined. Good practice is to set the registers inside the key words ‘initial begin’</text:p>
      <text:p text:style-name="P24">LFSR works under simulations, when programmed into the circuit, all LED’s appear to be on, perhaps this is due to clock timing issues and all the LED’s appear to be constantly on because of how quick the clock is.</text:p>
      <text:p text:style-name="P24">Frequency division built inside of the LFSR_TOP module, should be placed into it’s own module but I haven’t gotten around to understanding how that works yet.</text:p>
      <text:h text:style-name="P82" text:outline-level="2"><text:bookmark-start text:name="__RefHeading___Toc500_3635950565"/>Week 4<text:bookmark-end text:name="__RefHeading___Toc500_3635950565"/></text:h>
      <text:h text:style-name="P84" text:outline-level="3"><text:bookmark-start text:name="__RefHeading___Toc502_3635950565"/><text:date style:data-style-name="N37" text:date-value="2017-12-12T10:48:35.404951293" text:fixed="true">12/12/17</text:date><text:bookmark-end text:name="__RefHeading___Toc502_3635950565"/></text:h>
      <text:p text:style-name="P25">At this time, implementations for LFSR, clock dividers, simple on/off switch/button, and binary counters have been implemented and flashed onto the FPGA.</text:p>
      <text:p text:style-name="P25">PLAN:</text:p>
      <text:list xml:id="list1452390710" text:style-name="L2">
        <text:list-item>
          <text:p text:style-name="P77">Program the FPGA with a higher frequency divider and LFSR to see the changes occurring in the LEDs</text:p>
        </text:list-item>
        <text:list-item>
          <text:p text:style-name="P77">Is there some way I can run the required software while on the University's computers?</text:p>
        </text:list-item>
        <text:list-item>
          <text:p text:style-name="P79"><text:span text:style-name="T7">Sign up for </text:span><text:a xlink:type="simple" xlink:href="http://www.opencores.org/" text:style-name="Internet_20_link" text:visited-style-name="Visited_20_Internet_20_Link">www.opencores.org</text:a><text:span text:style-name="T14"> <text:s/></text:span><text:span text:style-name="T9">Signed up, awaiting confirmation however there are no verified USB implementations</text:span></text:p>
        </text:list-item>
        <text:list-item>
          <text:p text:style-name="P78">Command Line Interface compilation for HDL and FPGAs</text:p>
        </text:list-item>
      </text:list>
      <text:p text:style-name="P11"><text:a xlink:type="simple" xlink:href="https://opencores.org/projects" text:style-name="Internet_20_link" text:visited-style-name="Visited_20_Internet_20_Link">Open cores</text:a><text:span text:style-name="T14"> is a website with open source hardware implementations, consider creating an account, implementing a design and then flashing it into the Xilinx spartan6 family of FPGAs.</text:span></text:p>
      <text:p text:style-name="P11"><text:span text:style-name="T14">There appears to be two major contenders in the FPGA market: Xilinx, and Altera. My question is whether or not these two are compatible with each other? What I mean by this is that is it possible to use the same development software to flash a Xilinx and Altera chip? </text:span><text:a xlink:type="simple" xlink:href="https://electronics.stackexchange.com/questions/232606/what-the-fpga-dev-board-to-choose-xilinx-or-altera" text:style-name="Internet_20_link" text:visited-style-name="Visited_20_Internet_20_Link">FPGA choice: Xilinx or Altera</text:a><text:span text:style-name="T10">, according to this link, there exists a command line compiler for Xilinx and Altera chips, this might be a lot more light weight than using the Xilinx ISE-Webpack and as a result more feasible to use on my personal computer.</text:span></text:p>
      <text:p text:style-name="P26">HDL languages used in hardware design are: Verilog, Systems Verilog, and VHDL. Systems Verilog appears to be an extension to Verilog due to syntactically similar but with the extension of classes. This appears to be similar to how C++ is an extension to C with classes.</text:p>
      <text:h text:style-name="P85" text:outline-level="3"><text:bookmark-start text:name="__RefHeading___Toc504_3635950565"/><text:date style:data-style-name="N37" text:date-value="2017-12-14T15:22:47.900999891" text:fixed="true">14/12/17</text:date><text:bookmark-end text:name="__RefHeading___Toc504_3635950565"/></text:h>
      <text:p text:style-name="P36"><text:span text:style-name="T14">New research material and implementation on </text:span><text:a xlink:type="simple" xlink:href="https://opencores.org/project,usb" text:style-name="Internet_20_link" text:visited-style-name="Visited_20_Internet_20_Link">USB 2.0</text:a><text:span text:style-name="T14"> and </text:span><text:a xlink:type="simple" xlink:href="https://opencores.org/project,usb1_funct" text:style-name="Internet_20_link" text:visited-style-name="Visited_20_Internet_20_Link">USB 1.1</text:a><text:span text:style-name="T14"> found on </text:span><text:a xlink:type="simple" xlink:href="http://www.opencores.org/" text:style-name="Internet_20_link" text:visited-style-name="Visited_20_Internet_20_Link">www.opencores.org</text:a><text:span text:style-name="T14">. The USB 2.0 material appears to be fully documented via a pdf file found at usb→trunk→doc→usb_doc.pdf but requires prior knowledge on the USB protocol found at </text:span><text:a xlink:type="simple" xlink:href="http://www.usb.org/developers/docs/usb20_docs/" text:style-name="Internet_20_link" text:visited-style-name="Visited_20_Internet_20_Link">usb.org</text:a></text:p>
      <text:p text:style-name="P36"><text:span text:style-name="T11">my git repo containing all of my project files along with the USB 2.0/1.1 files are found at the link below: </text:span><text:a xlink:type="simple" xlink:href="https://github.com/JammyJims/USB_Research.git" text:style-name="Internet_20_link" text:visited-style-name="Visited_20_Internet_20_Link">https://github.com/JammyJims/USB_Research.git</text:a><text:span text:style-name="T11"> </text:span><text:span text:style-name="T14"><text:s text:c="2"/></text:span></text:p>
      <text:h text:style-name="P82" text:outline-level="2"><text:bookmark-start text:name="__RefHeading___Toc767_4001973520"/><text:soft-page-break/>Week 5<text:bookmark-end text:name="__RefHeading___Toc767_4001973520"/></text:h>
      <text:h text:style-name="P83" text:outline-level="3"><text:bookmark-start text:name="__RefHeading___Toc769_4001973520"/><text:date style:data-style-name="N37" text:date-value="2017-12-18T15:35:15.114000253" text:fixed="true">18/12/17</text:date><text:bookmark-end text:name="__RefHeading___Toc769_4001973520"/></text:h>
      <text:p text:style-name="P37"><text:a xlink:type="simple" xlink:href="https://opencores.org/project,usb_phy" text:style-name="Internet_20_link" text:visited-style-name="Visited_20_Internet_20_Link"><text:span text:style-name="T12">USB 1.1 PHY</text:span></text:a><text:span text:style-name="T14"> </text:span></text:p>
      <text:p text:style-name="P39"><text:a xlink:type="simple" xlink:href="https://raw.githubusercontent.com/lgeek/orpsoc/master/boards/altera/de0_nano/rtl/verilog/vga_lcd/generic_dpram.v" text:style-name="Internet_20_link" text:visited-style-name="Visited_20_Internet_20_Link"><text:span text:style-name="T12">Generic Dual-Port Synchronous RAM</text:span></text:a><text:span text:style-name="T14"> </text:span></text:p>
      <text:p text:style-name="P38"><text:a xlink:type="simple" xlink:href="https://au.mouser.com/Connectors/USB-Connectors/_/N-88hmf" text:style-name="Internet_20_link" text:visited-style-name="Visited_20_Internet_20_Link"><text:span text:style-name="T13">Buy a plain USB connector</text:span></text:a><text:span text:style-name="T14"> </text:span><text:span text:style-name="T13">interface to wire up to GPIOs</text:span></text:p>
      <text:p text:style-name="P38"><text:a xlink:type="simple" xlink:href="https://www.jaycar.com.au/usb-plug-type-a-solder-type/p/PP0790" text:style-name="Internet_20_link" text:visited-style-name="Visited_20_Internet_20_Link"><text:span text:style-name="T12">Alternative USB connector from Jaycar</text:span></text:a><text:span text:style-name="T14"> </text:span></text:p>
      <text:p text:style-name="P27">Idea: create a new top module for the FPGA and wire up the interface of the usb_top.v module to the nexys3 development board. The wiring will go to the GPIO pins and the board’s clock and reset pins, the result will be that the GPIOs will act as the usb interface wires connected to the usb connector via a prototyping board. The next step after that is to connect to host device as a keyboard by writing the required information to RAM</text:p>
      <text:h text:style-name="P83" text:outline-level="3"><text:bookmark-start text:name="__RefHeading___Toc771_4001973520"/><text:date style:data-style-name="N37" text:date-value="2017-12-19T11:28:00.027000233" text:fixed="true">19/12/17</text:date><text:bookmark-end text:name="__RefHeading___Toc771_4001973520"/></text:h>
      <text:p text:style-name="P14">Hardware Equipment Shopping</text:p>
      <text:p text:style-name="P28">This appears to be an FPGA manufactured by a company called lattice running a <text:s/>iCE40HX1K FPGA chip. The main draw of this device is the male USB interface, a pmod, and a unit price of $29.99. Would have been a very valuable product to have for our current research project.</text:p>
      <text:p text:style-name="P37"><text:a xlink:type="simple" xlink:href="https://au.mouser.com/productdetail/lattice/ice40hx1k-stick-evn?qs=sGAEpiMZZMurtJ7VwBTl0WuoltYutakYHm1OtizK9sc%3D" text:style-name="Internet_20_link" text:visited-style-name="Visited_20_Internet_20_Link">https://au.mouser.com/productdetail/lattice/ice40hx1k-stick-evn?qs=sGAEpiMZZMurtJ7VwBTl0WuoltYutakYHm1OtizK9sc%3D</text:a><text:span text:style-name="T14"> <text:s/></text:span></text:p>
      <text:p text:style-name="P28">This is the datasheet for the FPGA mentioned above</text:p>
      <text:p text:style-name="P37"><text:a xlink:type="simple" xlink:href="http://www.mouser.com/ds/2/225/icestickusermanual-952930.pdf" text:style-name="Internet_20_link" text:visited-style-name="Visited_20_Internet_20_Link">http://www.mouser.com/ds/2/225/icestickusermanual-952930.pdf</text:a><text:span text:style-name="T14"> <text:s text:c="2"/></text:span></text:p>
      <text:p text:style-name="P59">Intel is also in the FPGA market with this FPGA development board running the Cyclone 10 chip with a unit price of $137.13. Could be a viable product to be used in future research projects.</text:p>
      <text:p text:style-name="P60"><text:a xlink:type="simple" xlink:href="https://au.mouser.com/productdetail/intel-altera/ek-10cl025u256?qs=sGAEpiMZZMve4%2FbfQkoj%252bJtMk%252bWUy2wJUETnmFXu1Rs%3D" text:style-name="Internet_20_link" text:visited-style-name="Visited_20_Internet_20_Link">https://au.mouser.com/productdetail/intel-altera/ek-10cl025u256?qs=sGAEpiMZZMve4%2FbfQkoj%252bJtMk%252bWUy2wJUETnmFXu1Rs%3D</text:a><text:span text:style-name="T14"> </text:span></text:p>
      <text:p text:style-name="P59">USB connectors we could use to solder onto a prototyping board to create a USB interface for the research project.</text:p>
      <text:p text:style-name="P60"><text:a xlink:type="simple" xlink:href="https://au.mouser.com/productdetail/amphenol-commercial-products/ue28am54130?qs=sGAEpiMZZMulM8LPOQ%252byk5Lu3IZBZmCMAjzFfKXe2hwJXacchb846Q%3D%3D" text:style-name="Internet_20_link" text:visited-style-name="Visited_20_Internet_20_Link">https://au.mouser.com/productdetail/amphenol-commercial-products/ue28am54130?qs=sGAEpiMZZMulM8LPOQ%252byk5Lu3IZBZmCMAjzFfKXe2hwJXacchb846Q%3D%3D</text:a><text:span text:style-name="T14"> </text:span></text:p>
      <text:p text:style-name="P59">Prototyping board, did limited research on this but the idea is simple, just need to wire up the GPIOs from the Nexys3 board to the prototyping board, and solder on the USB connector (like the one above)</text:p>
      <text:p text:style-name="P60"><text:a xlink:type="simple" xlink:href="https://au.mouser.com/productdetail/sparkfun/prt-08808?qs=sGAEpiMZZMtgbBHFKsFQgolr4K4r%2Fxr06ovoyNRyZEsrOhpmwYd0Ug%3D%3D" text:style-name="Internet_20_link" text:visited-style-name="Visited_20_Internet_20_Link">https://au.mouser.com/productdetail/sparkfun/prt-08808?qs=sGAEpiMZZMtgbBHFKsFQgolr4K4r%2Fxr06ovoyNRyZEsrOhpmwYd0Ug%3D%3D</text:a><text:span text:style-name="T14"> </text:span></text:p>
      <text:p text:style-name="P56">Day Plan</text:p>
      <text:p text:style-name="P57">Create a new top module that encapsulates the usb1_top module. This module will be the connection point between the Nexys3 board and the usb1.1 core implementation by wiring up the inputs and outputs to the Nexys3 board.</text:p>
      <text:p text:style-name="P55"><text:a xlink:type="simple" xlink:href="http://www.beyondlogic.org/usbnutshell/usb1.shtml" text:style-name="Internet_20_link" text:visited-style-name="Visited_20_Internet_20_Link"><text:span text:style-name="T16">USB in a Nutshell</text:span></text:a><text:span text:style-name="T17"> </text:span><text:span text:style-name="T16">is some research material I should digest in order to get a better understanding of the technical details for designing for USB. So far I can see that drivers are to be loaded and the host/device will talk to each other in this manner before a solid connection is to be made. </text:span></text:p>
      <text:p text:style-name="P58"><text:soft-page-break/>Today’s plan is to read through USB in a NutShell</text:p>
      <text:h text:style-name="P83" text:outline-level="3"><text:bookmark-start text:name="__RefHeading___Toc760_1918573869"/><text:date style:data-style-name="N37" text:date-value="2017-12-20T09:50:04.023000178" text:fixed="true">20/12/17</text:date><text:bookmark-end text:name="__RefHeading___Toc760_1918573869"/></text:h>
      <text:p text:style-name="P30">Shopped for components</text:p>
      <text:p text:style-name="P31"><draw:frame draw:style-name="fr3" draw:name="Object2" text:anchor-type="paragraph" svg:width="5.7134in" svg:height="1.7244in" draw:z-index="4"><draw:object xlink:href="./Object 2" xlink:type="simple" xlink:show="embed" xlink:actuate="onLoad"/><draw:image xlink:href="./ObjectReplacements/Object 2" xlink:type="simple" xlink:show="embed" xlink:actuate="onLoad"/></draw:frame>Current plan: read the usb_doc.pdf found in the opencore project for usb 2.0 core.</text:p>
      <text:h text:style-name="Heading_20_2" text:outline-level="2"><text:bookmark-start text:name="__RefHeading___Toc1098_1676851967"/>Week 6<text:bookmark-end text:name="__RefHeading___Toc1098_1676851967"/></text:h>
      <text:p text:style-name="P40">There had been a massive setback during this this week, some of week 5 and week 7 due to inexperience with verilog, hardware design, FPGA constraints, and USB 1.1 core usability. I had decided to get into contact with </text:p>
      <text:h text:style-name="Heading_20_2" text:outline-level="2"><text:bookmark-start text:name="__RefHeading___Toc762_1918573869"/>Week 7<text:bookmark-end text:name="__RefHeading___Toc762_1918573869"/></text:h>
      <text:h text:style-name="Heading_20_3" text:outline-level="3"><text:bookmark-start text:name="__RefHeading___Toc764_1918573869"/><text:date style:data-style-name="N37" text:date-value="2018-01-10T09:27:00.180000155" text:fixed="true">10/01/18</text:date><text:bookmark-end text:name="__RefHeading___Toc764_1918573869"/></text:h>
      <text:p text:style-name="P40">Current plan is to generate a bidirectional data lines and simulate it to make sure it works. These bidirectional data lines will be used with the USB 1.1 core and Nexys3 development board to work as a the physical connection.</text:p>
      <text:p text:style-name="P41">Bidirectional data lines require a baud rate measured in bits per second and a way of syncing data. I suspect that USB uses the SYNC packet at the beginning of each packet in order to synchronise the starting points of each transfer start. <text:a xlink:type="simple" xlink:href="http://www.ftdichip.com/Support/Documents/TechnicalNotes/TN_116_USB%20Data%20Structure.pdf" text:style-name="Internet_20_link" text:visited-style-name="Visited_20_Internet_20_Link">chapter 5: Fields</text:a> appears to be a good resource to understanding the fields found in each USB packet.</text:p>
      <text:h text:style-name="Heading_20_2" text:outline-level="2"><text:bookmark-start text:name="__RefHeading___Toc1100_1676851967"/>Week 8<text:bookmark-end text:name="__RefHeading___Toc1100_1676851967"/></text:h>
      <text:h text:style-name="Heading_20_3" text:outline-level="3"><text:bookmark-start text:name="__RefHeading___Toc1102_1676851967"/><text:date style:data-style-name="N37" text:date-value="2018-01-15T15:21:09.787999824" text:fixed="true">15/01/18</text:date><text:bookmark-end text:name="__RefHeading___Toc1102_1676851967"/></text:h>
      <text:p text:style-name="P42">Implemented the bidirectional data lines top module for the nexys3 development board and then flashed the board. Upon connecting the board up via the <text:span text:style-name="T20">USB interface, bread board, and PMOD connector, to the my personal laptop with both data lines, ground, and Vbus, the laptop turned itself off. Reasoning could be that the laptop has built in circuit breakers designed to protect both device and host. Remove ground and Vbus lines to remedy this problem.</text:span></text:p>
      <text:p text:style-name="P43">Good news is that windows recognises that there is a USB device connected to the host however no enumeration process took place and the device stayed as an unknown device.</text:p>
      <text:h text:style-name="Heading_20_3" text:outline-level="3"><text:bookmark-start text:name="__RefHeading___Toc1104_1676851967"/><text:soft-page-break/><text:date style:data-style-name="N37" text:date-value="2018-01-16T12:22:35.326999747" text:fixed="true">16/01/18</text:date><text:bookmark-end text:name="__RefHeading___Toc1104_1676851967"/></text:h>
      <text:p text:style-name="P43">Attempting to retry set up from the previous day but with the iCEstick development board. <text:span text:style-name="T21">Error in synthesis, no error message given.</text:span></text:p>
      <text:h text:style-name="Heading_20_3" text:outline-level="3"><text:bookmark-start text:name="__RefHeading___Toc1106_1676851967"/><text:date style:data-style-name="N37" text:date-value="2018-01-17T10:06:50.307000274" text:fixed="true">17/01/18</text:date><text:bookmark-end text:name="__RefHeading___Toc1106_1676851967"/></text:h>
      <text:p text:style-name="P44"><draw:frame draw:style-name="fr4" draw:name="Object1" text:anchor-type="paragraph" svg:x="1.3181in" svg:y="0.3016in" svg:width="4.102in" svg:height="0.5339in" draw:z-index="5"><draw:object xlink:href="./Object 1" xlink:type="simple" xlink:show="embed" xlink:actuate="onLoad"/><draw:image xlink:href="./ObjectReplacements/Object 1" xlink:type="simple" xlink:show="embed" xlink:actuate="onLoad"/></draw:frame>Attaching the device to host with the signal analyser inbetween yields these packets below</text:p>
      <text:p text:style-name="P44"/>
      <text:p text:style-name="P44"/>
      <text:p text:style-name="P44">As expected, I have not written any finite state machines for the USB device and as a result during the setup stage (in the setup transaction) there is no handshake taken place after the DATA0 packet.</text:p>
      <text:p text:style-name="P45">Rewriting the above packets/transaction into binary as opposed to hexadecimal yields the table below</text:p>
      <table:table table:name="Table1" table:style-name="Table1">
        <table:table-column table:style-name="Table1.A"/>
        <table:table-column table:style-name="Table1.B"/>
        <table:table-row>
          <table:table-cell table:style-name="Table1.A1" office:value-type="string">
            <text:p text:style-name="P61">SETUP txn (summary)</text:p>
          </table:table-cell>
          <table:table-cell table:style-name="Table1.B1" office:value-type="string">
            <text:p text:style-name="Table_20_Contents">1000 0000 <text:span text:style-name="T22">| </text:span>0000 0110 <text:s/><text:span text:style-name="T22">| </text:span>0000 0000 <text:span text:style-name="T22">| </text:span>0000 0001 <text:span text:style-name="T22">| </text:span>0000 0000 <text:span text:style-name="T22">| </text:span>0000 0000 <text:span text:style-name="T22">| </text:span>0100 0000 <text:span text:style-name="T22">| </text:span>0000 0000</text:p>
          </table:table-cell>
        </table:table-row>
        <table:table-row>
          <table:table-cell table:style-name="Table1.A2" office:value-type="string">
            <text:p text:style-name="P61">SETUP packet</text:p>
          </table:table-cell>
          <table:table-cell table:style-name="Table1.B2" office:value-type="string">
            <text:p text:style-name="P61">0010 1101 | 0000 0000 | 0001 0000</text:p>
          </table:table-cell>
        </table:table-row>
        <table:table-row>
          <table:table-cell table:style-name="Table1.A2" office:value-type="string">
            <text:p text:style-name="P61">DATA0 packet</text:p>
          </table:table-cell>
          <table:table-cell table:style-name="Table1.B2" office:value-type="string">
            <text:p text:style-name="P61">1100 0011 | 1000 0000 | 0000 0110 | 0000 0000 | 0000 0001 | 0000 0000 | 0000 0000 | 0100 0000 | 0000 0000 | 1101 1101 | 1001 0100</text:p>
          </table:table-cell>
        </table:table-row>
      </table:table>
      <text:p text:style-name="P45"/>
      <text:p text:style-name="P46">Grouping up packets into their respective fields</text:p>
      <text:p text:style-name="P46"><text:a xlink:type="simple" xlink:href="http://www.beyondlogic.org/usbnutshell/usb4.shtml" text:style-name="Internet_20_link" text:visited-style-name="Visited_20_Internet_20_Link">reference to control transfers and transaction makeup</text:a> </text:p>
      <text:p text:style-name="P46">below is the setup packet broken down into it’s packet fields</text:p>
      <table:table table:name="Table2" table:style-name="Table2">
        <table:table-column table:style-name="Table2.A"/>
        <table:table-column table:style-name="Table2.B"/>
        <table:table-column table:style-name="Table2.C"/>
        <table:table-row>
          <table:table-cell table:style-name="Table2.A1" office:value-type="string">
            <text:p text:style-name="P64">SETUP packet fields</text:p>
          </table:table-cell>
          <table:table-cell table:style-name="Table2.A1" office:value-type="string">
            <text:p text:style-name="P65">Raw bits</text:p>
          </table:table-cell>
          <table:table-cell table:style-name="Table2.C1" office:value-type="string">
            <text:p text:style-name="P65"><text:span text:style-name="T23">Note </text:span><text:s/></text:p>
          </table:table-cell>
        </table:table-row>
        <table:table-row>
          <table:table-cell table:style-name="Table2.A2" office:value-type="string">
            <text:p text:style-name="P64">SYNC</text:p>
          </table:table-cell>
          <table:table-cell table:style-name="Table2.A2" office:value-type="string">
            <text:p text:style-name="P66">Not shown</text:p>
          </table:table-cell>
          <table:table-cell table:style-name="Table2.C2" office:value-type="string">
            <text:p text:style-name="P64"/>
          </table:table-cell>
        </table:table-row>
        <table:table-row>
          <table:table-cell table:style-name="Table2.A2" office:value-type="string">
            <text:p text:style-name="P64">PID</text:p>
          </table:table-cell>
          <table:table-cell table:style-name="Table2.A2" office:value-type="string">
            <text:p text:style-name="P62">0010 1101</text:p>
          </table:table-cell>
          <table:table-cell table:style-name="Table2.C2" office:value-type="string">
            <text:p text:style-name="P65">SETUP <text:span text:style-name="T23">packet identifier </text:span></text:p>
          </table:table-cell>
        </table:table-row>
        <table:table-row>
          <table:table-cell table:style-name="Table2.A2" office:value-type="string">
            <text:p text:style-name="P64">ADDR</text:p>
          </table:table-cell>
          <table:table-cell table:style-name="Table2.A2" office:value-type="string">
            <text:p text:style-name="P62">0000 000</text:p>
          </table:table-cell>
          <table:table-cell table:style-name="Table2.C2" office:value-type="string">
            <text:p text:style-name="P65">Address 0 out of 127 devices</text:p>
          </table:table-cell>
        </table:table-row>
        <table:table-row>
          <table:table-cell table:style-name="Table2.A2" office:value-type="string">
            <text:p text:style-name="P64">ENDP</text:p>
          </table:table-cell>
          <table:table-cell table:style-name="Table2.A2" office:value-type="string">
            <text:p text:style-name="P62">0 | 000</text:p>
          </table:table-cell>
          <table:table-cell table:style-name="Table2.C2" office:value-type="string">
            <text:p text:style-name="P65">End point 0 out of 16 end points </text:p>
          </table:table-cell>
        </table:table-row>
        <table:table-row>
          <table:table-cell table:style-name="Table2.A2" office:value-type="string">
            <text:p text:style-name="P64">CRC5</text:p>
          </table:table-cell>
          <table:table-cell table:style-name="Table2.A2" office:value-type="string">
            <text:p text:style-name="P62">1 0000</text:p>
          </table:table-cell>
          <table:table-cell table:style-name="Table2.C2" office:value-type="string">
            <text:p text:style-name="P65">CRC value</text:p>
          </table:table-cell>
        </table:table-row>
        <table:table-row>
          <table:table-cell table:style-name="Table2.A2" office:value-type="string">
            <text:p text:style-name="P64">EOP</text:p>
          </table:table-cell>
          <table:table-cell table:style-name="Table2.A2" office:value-type="string">
            <text:p text:style-name="P66">Not shown</text:p>
          </table:table-cell>
          <table:table-cell table:style-name="Table2.C2" office:value-type="string">
            <text:p text:style-name="Table_20_Contents"/>
          </table:table-cell>
        </table:table-row>
      </table:table>
      <text:p text:style-name="P46"/>
      <text:p text:style-name="P46">Below is the data0 packet broken down into it’s fields</text:p>
      <table:table table:name="Table3" table:style-name="Table3">
        <table:table-column table:style-name="Table3.A"/>
        <table:table-column table:style-name="Table3.B"/>
        <table:table-column table:style-name="Table3.C"/>
        <table:table-row>
          <table:table-cell table:style-name="Table3.A1" office:value-type="string">
            <text:p text:style-name="P64">DATA0 packet fields</text:p>
          </table:table-cell>
          <table:table-cell table:style-name="Table3.A1" office:value-type="string">
            <text:p text:style-name="P66">Raw bits</text:p>
          </table:table-cell>
          <table:table-cell table:style-name="Table3.C1" office:value-type="string">
            <text:p text:style-name="P66">Note</text:p>
          </table:table-cell>
        </table:table-row>
        <table:table-row>
          <table:table-cell table:style-name="Table3.A2" office:value-type="string">
            <text:p text:style-name="P64">SYNC</text:p>
          </table:table-cell>
          <table:table-cell table:style-name="Table3.A2" office:value-type="string">
            <text:p text:style-name="P66">Not shown</text:p>
          </table:table-cell>
          <table:table-cell table:style-name="Table3.C2" office:value-type="string">
            <text:p text:style-name="Table_20_Contents"/>
          </table:table-cell>
        </table:table-row>
        <table:table-row>
          <table:table-cell table:style-name="Table3.A2" office:value-type="string">
            <text:p text:style-name="P64">PID</text:p>
          </table:table-cell>
          <table:table-cell table:style-name="Table3.A2" office:value-type="string">
            <text:p text:style-name="P63">1100 0011</text:p>
          </table:table-cell>
          <table:table-cell table:style-name="Table3.C2" office:value-type="string">
            <text:p text:style-name="P66">DATA0 packet identifier</text:p>
          </table:table-cell>
        </table:table-row>
        <table:table-row table:style-name="Table3.4">
          <table:table-cell table:style-name="Table3.A2" office:value-type="string">
            <text:p text:style-name="P66">DATA</text:p>
          </table:table-cell>
          <table:table-cell table:style-name="Table3.A2" office:value-type="string">
            <text:p text:style-name="P63">1000 0000 | 0000 0110 | 0000 0000 | 0000 0001 | 0000 0000 <text:soft-page-break/>| 0000 0000 | 0100 0000 | 0000 0000</text:p>
          </table:table-cell>
          <table:table-cell table:style-name="Table3.C2" office:value-type="string">
            <text:p text:style-name="P66">The data payload, can be seen in the transaction summary “<text:span text:style-name="T22">SETUP txn </text:span><text:soft-page-break/><text:span text:style-name="T22">(summary)” </text:span>in one of the above tables.</text:p>
          </table:table-cell>
        </table:table-row>
        <table:table-row>
          <table:table-cell table:style-name="Table3.A2" office:value-type="string">
            <text:p text:style-name="P64">CRC16</text:p>
          </table:table-cell>
          <table:table-cell table:style-name="Table3.A2" office:value-type="string">
            <text:p text:style-name="P63">1101 1101 | 1001 0100</text:p>
          </table:table-cell>
          <table:table-cell table:style-name="Table3.C2" office:value-type="string">
            <text:p text:style-name="P66">CRC16 calculation value</text:p>
          </table:table-cell>
        </table:table-row>
        <table:table-row>
          <table:table-cell table:style-name="Table3.A2" office:value-type="string">
            <text:p text:style-name="P64">EOP</text:p>
          </table:table-cell>
          <table:table-cell table:style-name="Table3.A2" office:value-type="string">
            <text:p text:style-name="P66">Not shown </text:p>
          </table:table-cell>
          <table:table-cell table:style-name="Table3.C2" office:value-type="string">
            <text:p text:style-name="Table_20_Contents"/>
          </table:table-cell>
        </table:table-row>
      </table:table>
      <text:p text:style-name="P46"/>
      <text:p text:style-name="P47">The data field in the setup transaction’s 8 bytes matches what is given here under “The Setup Packet” <text:a xlink:type="simple" xlink:href="http://www.beyondlogic.org/usbnutshell/usb6.shtml#SetupPacket" text:style-name="Internet_20_link" text:visited-style-name="Visited_20_Internet_20_Link">found at this link.</text:a> </text:p>
      <text:h text:style-name="Heading_20_3" text:outline-level="3"><text:bookmark-start text:name="__RefHeading___Toc1108_1676851967"/><text:date style:data-style-name="N37" text:date-value="2018-01-18T09:50:31.421000207" text:fixed="true">18/01/18</text:date><text:bookmark-end text:name="__RefHeading___Toc1108_1676851967"/></text:h>
      <text:p text:style-name="P48">Copy of the setup data packet:</text:p>
      <text:p text:style-name="P67">1000 0000 <text:span text:style-name="T22">| </text:span>0000 0110 <text:s/><text:span text:style-name="T22">| </text:span>0000 0000 <text:span text:style-name="T22">| </text:span>0000 0001 <text:span text:style-name="T22">| </text:span>0000 0000 <text:span text:style-name="T22">| </text:span>0000 0000 <text:span text:style-name="T22">| </text:span>0100 0000 <text:span text:style-name="T22">| </text:span>0000 0000</text:p>
      <text:p text:style-name="P67"/>
      <text:p text:style-name="P69"><text:s/><text:span text:style-name="T26">Breakdown of setup transaction data packet:</text:span></text:p>
      <table:table table:name="Table5" table:style-name="Table5">
        <table:table-column table:style-name="Table5.A"/>
        <table:table-column table:style-name="Table5.B"/>
        <table:table-row>
          <table:table-cell table:style-name="Table5.A1" office:value-type="string">
            <text:p text:style-name="P68">bmRequestType</text:p>
          </table:table-cell>
          <table:table-cell table:style-name="Table5.B1" office:value-type="string">
            <text:p text:style-name="P68">1000 0000</text:p>
          </table:table-cell>
        </table:table-row>
        <table:table-row>
          <table:table-cell table:style-name="Table5.A2" office:value-type="string">
            <text:p text:style-name="P68"><text:span text:style-name="T24">bR</text:span>equest</text:p>
          </table:table-cell>
          <table:table-cell table:style-name="Table5.B2" office:value-type="string">
            <text:p text:style-name="P68">0000 0110</text:p>
          </table:table-cell>
        </table:table-row>
        <table:table-row>
          <table:table-cell table:style-name="Table5.A2" office:value-type="string">
            <text:p text:style-name="P68"><text:span text:style-name="T24">wV</text:span>alue</text:p>
          </table:table-cell>
          <table:table-cell table:style-name="Table5.B2" office:value-type="string">
            <text:p text:style-name="P68">0000 0000 <text:span text:style-name="T22">| </text:span>0000 0001 </text:p>
          </table:table-cell>
        </table:table-row>
        <table:table-row>
          <table:table-cell table:style-name="Table5.A2" office:value-type="string">
            <text:p text:style-name="P68"><text:span text:style-name="T24">wI</text:span>ndex</text:p>
          </table:table-cell>
          <table:table-cell table:style-name="Table5.B2" office:value-type="string">
            <text:p text:style-name="P68">0000 0000 <text:span text:style-name="T22">| </text:span>0000 0000 </text:p>
          </table:table-cell>
        </table:table-row>
        <table:table-row>
          <table:table-cell table:style-name="Table5.A2" office:value-type="string">
            <text:p text:style-name="P68"><text:span text:style-name="T24">wL</text:span>ength </text:p>
          </table:table-cell>
          <table:table-cell table:style-name="Table5.B2" office:value-type="string">
            <text:p text:style-name="P68">0100 0000 <text:span text:style-name="T22">| </text:span>0000 0000</text:p>
          </table:table-cell>
        </table:table-row>
      </table:table>
      <text:p text:style-name="P67"/>
      <text:p text:style-name="P69"><text:span text:style-name="T25">bmRequestType</text:span> </text:p>
      <table:table table:name="Table4" table:style-name="Table4">
        <table:table-column table:style-name="Table4.A" table:number-columns-repeated="3"/>
        <table:table-row>
          <table:table-cell table:style-name="Table4.A1" office:value-type="string">
            <text:p text:style-name="P69">D7</text:p>
          </table:table-cell>
          <table:table-cell table:style-name="Table4.A1" office:value-type="string">
            <text:p text:style-name="P69">1</text:p>
          </table:table-cell>
          <table:table-cell table:style-name="Table4.C1" office:value-type="string">
            <text:p text:style-name="P69">Device to Host</text:p>
          </table:table-cell>
        </table:table-row>
        <table:table-row>
          <table:table-cell table:style-name="Table4.A2" office:value-type="string">
            <text:p text:style-name="P69">D6-5</text:p>
          </table:table-cell>
          <table:table-cell table:style-name="Table4.A2" office:value-type="string">
            <text:p text:style-name="P69">00</text:p>
          </table:table-cell>
          <table:table-cell table:style-name="Table4.C2" office:value-type="string">
            <text:p text:style-name="P69">Standard request</text:p>
          </table:table-cell>
        </table:table-row>
        <table:table-row>
          <table:table-cell table:style-name="Table4.A2" office:value-type="string">
            <text:p text:style-name="P69">D4-0</text:p>
          </table:table-cell>
          <table:table-cell table:style-name="Table4.A2" office:value-type="string">
            <text:p text:style-name="P69">0000</text:p>
          </table:table-cell>
          <table:table-cell table:style-name="Table4.C2" office:value-type="string">
            <text:p text:style-name="P69">Device Recipient</text:p>
          </table:table-cell>
        </table:table-row>
      </table:table>
      <text:p text:style-name="P67"/>
      <text:p text:style-name="P69">Below is the cheatsheet for deciphering the bmRequestType data from the setup data transaction:</text:p>
      <text:p text:style-name="P68"><text:span text:style-name="T18">D7 Data Phase Transfer Direction</text:span><text:line-break/><text:span text:style-name="T19">0 = Host to Device</text:span><text:line-break/><text:span text:style-name="T19">1 = Device to Host</text:span><text:line-break/><text:span text:style-name="T18">D6..5 Type</text:span><text:line-break/><text:span text:style-name="T19">0 = Standard</text:span><text:line-break/><text:span text:style-name="T19">1 = Class</text:span><text:line-break/><text:span text:style-name="T19">2 = Vendor</text:span><text:line-break/><text:span text:style-name="T19">3 = Reserved</text:span><text:line-break/><text:span text:style-name="T18">D4..0 Recipient</text:span><text:line-break/><text:span text:style-name="T19">0 = Device</text:span><text:line-break/><text:span text:style-name="T19">1 = Interface</text:span><text:line-break/><text:span text:style-name="T19">2 = Endpoint</text:span><text:line-break/><text:span text:style-name="T19">3 = Other</text:span><text:line-break/><text:span text:style-name="T19">4..31 = Reserved</text:span> </text:p>
      <text:p text:style-name="P68"/>
      <text:p text:style-name="P70">Wired up the Nexys3 board to display the wValue outputted from the USB core hoping that I would be able to examine the 2 bytes of data coming out from that data line seen above. There are only 8 LEDs so I had to use a switch to toggle between the upper and lower halves of the 16 bit wValue <text:soft-page-break/>data bus. The result however shows that on both states of the switch, no LEDs <text:span text:style-name="T27">are turned on but this may be because of human perception issues where most of the time the diodes are off. Will repeat the experiment while the signal analyser connected to examine whether there is a wValue that is not all zeros is being sent through.</text:span></text:p>
      <text:p text:style-name="P70"/>
      <text:p text:style-name="P71">The packets sent through to device are exactly the same as the first time and once again, no LEDs were turned on. </text:p>
      <text:p text:style-name="P71"/>
      <text:h text:style-name="Heading_20_2" text:outline-level="2"><text:bookmark-start text:name="__RefHeading___Toc1110_1676851967"/>Week <text:span text:style-name="T28">9</text:span><text:bookmark-end text:name="__RefHeading___Toc1110_1676851967"/></text:h>
      <text:h text:style-name="Heading_20_3" text:outline-level="3"><text:bookmark-start text:name="__RefHeading___Toc1112_1676851967"/><text:date style:data-style-name="N37" text:date-value="2018-01-24T11:45:00.608000205" text:fixed="true">24/01/18</text:date><text:bookmark-end text:name="__RefHeading___Toc1112_1676851967"/></text:h>
      <text:p text:style-name="P49">There has been a slight setback when experimenting with the Nexys3 board loaded with the USB 1.1 function core. The connection between Host and Device does not require VBus and GND to be connected to the Nexys3 board because another USB port is already supplying power to the board. Note that the Pmod connection only has access to the GND pin and 3.3 Volts VCC</text:p>
      <text:h text:style-name="Heading_20_2" text:outline-level="2">Week 10</text:h>
      <text:h text:style-name="Heading_20_3" text:outline-level="3"><text:date style:data-style-name="N37" text:date-value="2018-01-29T11:24:35.396000174" text:fixed="true">29/01/18</text:date></text:h>
      <text:h text:style-name="Heading_20_3" text:outline-level="3"><text:date style:data-style-name="N37" text:date-value="2018-01-30T11:58:46.265999791" text:fixed="true">30/01/18</text:date></text:h>
      <text:p text:style-name="P50">Simply writing to the endpoint 1 doesn’t work, no longer were the setup transactions taking place.</text:p>
      <text:p text:style-name="P51">For some reason, setup transaction is not occurring anymore even after getting rid of the loop, reset, and other miscellaneous pins I had tried this day. <text:s/></text:p>
      <text:p text:style-name="P52">Tomorrow I will connect up JA_dp and JA_dn pins to the Leds and see if I can manually check what values they are at by connecting the terminals directly to ground or 3.3 volts.</text:p>
      <text:h text:style-name="Heading_20_3" text:outline-level="3"><text:date style:data-style-name="N37" text:date-value="2018-01-31T11:09:13.543000202" text:fixed="true">31/01/18</text:date></text:h>
      <text:p text:style-name="P53">JA_dn appears to be completely disconnected, perhaps the board is actually damaged. <text:span text:style-name="T29">The same situation occurred when switching to different Pmod conectors so it must be a sort of high impedance situation.</text:span></text:p>
      <text:h text:style-name="Heading_20_3" text:outline-level="3"><text:date style:data-style-name="N37" text:date-value="2018-02-01T10:14:45.849000094" text:fixed="true">01/02/18</text:date></text:h>
      <text:p text:style-name="P54">Notes to self regarding documentation: a few things to describe in detail would be to explain what cores, rtl, inputs/outputs/inout pins are, bi-directional pins, LFSR, constraints (pins and timings), technology used (Xilinx ISE, iMPACT/Adept, Verilog (hardware design)). Other things to consider explaining is the USB protocol (links to USB in a nutshell)</text:p>
      <text:h text:style-name="Heading_20_3" text:outline-level="3"><text:date style:data-style-name="N37" text:date-value="2018-02-02T11:06:51.513999779" text:fixed="true">02/02/18</text:date></text:h>
      <text:p text:style-name="P80">Added values for loop, phy_tx_mode, usb_rst <text:span text:style-name="T30">but nothing changed when I changed these values around and examined the packets.</text:span></text:p>
      <text:p text:style-name="P81"><text:soft-page-break/>Considering examining more closely the endpoint 0 and the logic behind it inside the USB 1.1 function core. See if it is possible to write to endpoint 0 and if the condition (get descriptor status) appears, write some value out. <text:span text:style-name="T31">Presently I can only clearly see every other endpoint besides 0 on the top module, perhaps this is an issue that could be resolved by writing to ROM inside the function core rather than writing to end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mag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my Tang</meta:initial-creator>
    <meta:creation-date>2017-11-21T12:10:36.531339643</meta:creation-date>
    <dc:date>2018-02-02T15:50:08.017000000</dc:date>
    <meta:editing-duration>P3DT9H42M3S</meta:editing-duration>
    <meta:editing-cycles>74</meta:editing-cycles>
    <meta:generator>LibreOffice/5.4.3.2$Windows_X86_64 LibreOffice_project/92a7159f7e4af62137622921e809f8546db437e5</meta:generator>
    <meta:document-statistic meta:table-count="5" meta:image-count="0" meta:object-count="2" meta:page-count="13" meta:paragraph-count="272" meta:word-count="4078" meta:character-count="23661" meta:non-whitespace-character-count="198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6.65mm"/>
    </style:style>
    <style:style style:name="co3" style:family="table-column">
      <style:table-column-properties fo:break-before="auto" style:column-width="57.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est_data" table:style-name="ta1">
        <table:table-column table:style-name="co1" table:number-columns-repeated="9" table:default-cell-style-name="Default"/>
        <table:table-column table:style-name="co2" table:default-cell-style-name="Default"/>
        <table:table-column table:style-name="co3" table:default-cell-style-name="Default"/>
        <table:table-row table:style-name="ro1" table:number-rows-repeated="8">
          <table:table-cell table:number-columns-repeated="11"/>
        </table:table-row>
        <table:table-row table:style-name="ro1">
          <table:table-cell table:number-columns-repeated="9"/>
          <table:table-cell office:value-type="string" calcext:value-type="string">
            <text:p>SETUP txn</text:p>
          </table:table-cell>
          <table:table-cell office:value-type="string" calcext:value-type="string">
            <text:p>80 06 00 01 00 00 40 00</text:p>
          </table:table-cell>
        </table:table-row>
        <table:table-row table:style-name="ro1">
          <table:table-cell table:number-columns-repeated="9"/>
          <table:table-cell office:value-type="string" calcext:value-type="string">
            <text:p><text:s text:c="3"/>SETUP packet</text:p>
          </table:table-cell>
          <table:table-cell office:value-type="string" calcext:value-type="string">
            <text:p>2D 00 10</text:p>
          </table:table-cell>
        </table:table-row>
        <table:table-row table:style-name="ro1">
          <table:table-cell table:number-columns-repeated="9"/>
          <table:table-cell office:value-type="string" calcext:value-type="string">
            <text:p><text:s text:c="3"/>DATA0 packet</text:p>
          </table:table-cell>
          <table:table-cell office:value-type="string" calcext:value-type="string">
            <text:p>C3 80 06 00 01 00 00 40 00 DD 9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9">00/00/0000</text:date>, <text:time style:data-style-name="N2" text:time-value="14:28:41.2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19pt"/>
    </style:style>
    <style:style style:name="co3" style:family="table-column">
      <style:table-column-properties fo:break-before="auto" style:column-width="79.51pt"/>
    </style:style>
    <style:style style:name="co4" style:family="table-column">
      <style:table-column-properties fo:break-before="auto" style:column-width="65.59pt"/>
    </style:style>
    <style:style style:name="co5" style:family="table-column">
      <style:table-column-properties fo:break-before="auto" style:column-width="115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7.5pt" fo:break-before="auto" style:use-optimal-row-height="true"/>
    </style:style>
    <style:style style:name="ro5" style:family="table-row">
      <style:table-row-properties style:row-height="25.51pt" fo:break-before="auto" style:use-optimal-row-height="true"/>
    </style:style>
    <style:style style:name="ro6" style:family="table-row">
      <style:table-row-properties style:row-height="13.8pt"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style:vertical-align="middle"/>
      <style:paragraph-properties fo:text-align="center" fo:margin-left="0pt"/>
      <style:text-properties fo:font-size="14pt" style:text-underline-style="solid" style:text-underline-width="auto" style:text-underline-color="font-color"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paragraph-properties fo:text-align="center" fo:margin-left="0pt"/>
      <style:text-properties fo:font-size="12pt" style:text-underline-style="solid" style:text-underline-width="auto" style:text-underline-color="font-color" fo:font-weight="bold" style:font-size-asian="12pt" style:font-weight-asian="bold" style:font-size-complex="12pt" style:font-weight-complex="bold"/>
    </style:style>
    <style:style style:name="ce3"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fo:wrap-option="wrap"/>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4">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4">
      <style:table-cell-properties style:text-align-source="fix" style:repeat-content="false"/>
      <style:paragraph-properties fo:text-align="center" fo:margin-left="0pt"/>
    </style:style>
    <style:style style:name="ce15" style:family="table-cell" style:parent-style-name="Default">
      <style:table-cell-properties style:text-align-source="fix" style:repeat-content="false" style:vertical-align="middle"/>
      <style:paragraph-properties fo:text-align="center" fo:margin-left="0pt"/>
      <style:text-properties fo:font-size="14pt" style:text-underline-style="solid" style:text-underline-width="auto" style:text-underline-color="font-color" fo:font-weight="bold" style:font-size-asian="14pt" style:font-weight-asian="bold" style:font-size-complex="14pt" style:font-weight-complex="bold"/>
    </style:style>
    <style:style style:name="ce16" style:family="table-cell" style:parent-style-name="Default">
      <style:table-cell-properties style:text-align-source="fix" style:repeat-content="false"/>
      <style:paragraph-properties fo:text-align="center" fo:margin-left="0pt"/>
      <style:text-properties fo:font-size="12pt" style:text-underline-style="solid" style:text-underline-width="auto" style:text-underline-color="font-color" fo:font-weight="bold" style:font-size-asian="12pt" style:font-weight-asian="bold" style:font-size-complex="12pt" style:font-weight-complex="bold"/>
    </style:style>
    <style:style style:name="ce1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8" style:family="table-cell" style:parent-style-name="Default">
      <style:table-cell-properties style:text-align-source="fix" style:repeat-content="false"/>
      <style:paragraph-properties fo:text-align="center" fo:margin-left="0pt"/>
    </style:style>
    <style:style style:name="ce19" style:family="table-cell" style:parent-style-name="Default">
      <style:table-cell-properties fo:wrap-option="wrap"/>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04">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04">
      <style:table-cell-properties style:text-align-source="fix" style:repeat-content="fals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row table:style-name="ro1" table:number-rows-repeated="13">
          <table:table-cell table:number-columns-repeated="6"/>
        </table:table-row>
        <table:table-row table:style-name="ro2">
          <table:table-cell/>
          <table:table-cell table:style-name="ce15" office:value-type="string" calcext:value-type="string" table:number-columns-spanned="5" table:number-rows-spanned="1">
            <text:p>Shopping List</text:p>
          </table:table-cell>
          <table:covered-table-cell table:number-columns-repeated="4" table:style-name="ce18"/>
        </table:table-row>
        <table:table-row table:style-name="ro3">
          <table:table-cell/>
          <table:table-cell table:style-name="ce16" office:value-type="string" calcext:value-type="string">
            <text:p>Given Name</text:p>
          </table:table-cell>
          <table:table-cell table:style-name="ce16" office:value-type="string" calcext:value-type="string">
            <text:p>Component</text:p>
          </table:table-cell>
          <table:table-cell table:style-name="ce16" office:value-type="string" calcext:value-type="string">
            <text:p>Quantity</text:p>
          </table:table-cell>
          <table:table-cell table:style-name="ce16" office:value-type="string" calcext:value-type="string">
            <text:p>Unit Price ($AUD)</text:p>
          </table:table-cell>
          <table:table-cell table:style-name="ce16" office:value-type="string" calcext:value-type="string">
            <text:p>Total</text:p>
          </table:table-cell>
        </table:table-row>
        <table:table-row table:style-name="ro4">
          <table:table-cell/>
          <table:table-cell office:value-type="string" calcext:value-type="string">
            <text:p>USB FPGA</text:p>
          </table:table-cell>
          <table:table-cell table:style-name="ce19" office:value-type="string" calcext:value-type="string">
            <text:p>ICE40HX1K-STICK-EVN</text:p>
          </table:table-cell>
          <table:table-cell table:style-name="ce18" office:value-type="float" office:value="3" calcext:value-type="float">
            <text:p>3</text:p>
          </table:table-cell>
          <table:table-cell table:style-name="ce20" office:value-type="currency" office:currency="USD" office:value="29.99" calcext:value-type="currency">
            <text:p>$29.99</text:p>
          </table:table-cell>
          <table:table-cell table:style-name="ce21" table:formula="of:=[.E16]*[.D16]" office:value-type="currency" office:currency="USD" office:value="89.97" calcext:value-type="currency">
            <text:p>$89.97</text:p>
          </table:table-cell>
        </table:table-row>
        <table:table-row table:style-name="ro5">
          <table:table-cell/>
          <table:table-cell office:value-type="string" calcext:value-type="string">
            <text:p>USB Connector</text:p>
          </table:table-cell>
          <table:table-cell table:style-name="ce19" office:value-type="string" calcext:value-type="string">
            <text:p>UP2-AH-1-TH</text:p>
          </table:table-cell>
          <table:table-cell table:style-name="ce18" office:value-type="float" office:value="10" calcext:value-type="float">
            <text:p>10</text:p>
          </table:table-cell>
          <table:table-cell table:style-name="ce20" office:value-type="currency" office:currency="USD" office:value="0.761" calcext:value-type="currency">
            <text:p>$0.76</text:p>
          </table:table-cell>
          <table:table-cell table:style-name="ce21" table:formula="of:=[.E17]*[.D17]" office:value-type="currency" office:currency="USD" office:value="7.61" calcext:value-type="currency">
            <text:p>$7.61</text:p>
          </table:table-cell>
        </table:table-row>
        <table:table-row table:style-name="ro6">
          <table:table-cell/>
          <table:table-cell office:value-type="string" calcext:value-type="string">
            <text:p>small prototyping board</text:p>
          </table:table-cell>
          <table:table-cell table:style-name="ce19" office:value-type="string" calcext:value-type="string">
            <text:p>PRT-08808</text:p>
          </table:table-cell>
          <table:table-cell table:style-name="ce18" office:value-type="float" office:value="5" calcext:value-type="float">
            <text:p>5</text:p>
          </table:table-cell>
          <table:table-cell table:style-name="ce20" office:value-type="currency" office:currency="USD" office:value="2.06" calcext:value-type="currency">
            <text:p>$2.06</text:p>
          </table:table-cell>
          <table:table-cell table:style-name="ce21" table:formula="of:=[.E18]*[.D18]" office:value-type="currency" office:currency="USD" office:value="10.3" calcext:value-type="currency">
            <text:p>$10.30</text:p>
          </table:table-cell>
        </table:table-row>
        <table:table-row table:style-name="ro3">
          <table:table-cell/>
          <table:table-cell table:style-name="ce17" office:value-type="string" calcext:value-type="string">
            <text:p>Total</text:p>
          </table:table-cell>
          <table:table-cell/>
          <table:table-cell table:style-name="ce18" table:number-columns-repeated="2"/>
          <table:table-cell table:style-name="ce21" table:formula="of:=SUM([.F16:.F18])" office:value-type="currency" office:currency="USD" office:value="107.88" calcext:value-type="currency">
            <text:p>$107.8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0">00/00/0000</text:date>, <text:time style:data-style-name="N2" text:time-value="14:08:12.4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